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ProximaNova" svg:font-family="ProximaNova" style:font-pitch="variable"/>
    <style:font-face style:name="ProximaNova-RegularIt" svg:font-family="ProximaNova-RegularIt" style:font-pitch="variable"/>
    <style:font-face style:name="ProximaNova-RegularIt1" svg:font-family="ProximaNova-RegularIt"/>
    <style:font-face style:name="ProximaNova1" svg:font-family="ProximaNova"/>
    <style:font-face style:name="STIX" svg:font-family="STIX" style:font-pitch="variable"/>
    <style:font-face style:name="STIX1" svg:font-family="STIX"/>
    <style:font-face style:name="SonataStd" svg:font-family="SonataStd"/>
    <style:font-face style:name="SonataStd1" svg:font-family="SonataStd" style:font-pitch="variable"/>
    <style:font-face style:name="Source Han Sans CN" svg:font-family="'Source Han Sans CN'" style:font-family-generic="system" style:font-pitch="variable"/>
    <style:font-face style:name="Times" svg:font-family="Times" style:font-pitch="variable"/>
    <style:font-face style:name="Times1" svg:font-family="Time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5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97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90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59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17cm" svg:stroke-color="#231f20" draw:stroke-linejoin="miter" svg:stroke-linecap="butt" draw:fill="none" fo:padding-top="0.008cm" fo:padding-bottom="0.008cm" fo:padding-left="0.008cm" fo:padding-right="0.008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02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08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00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61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1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42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9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2.7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2.78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solid" draw:fill-color="#231f20"/>
    </style:style>
    <style:style style:name="gr16" style:family="graphic" style:parent-style-name="standard">
      <style:graphic-properties draw:stroke="none" draw:fill="solid" draw:fill-color="#ffffff"/>
    </style:style>
    <style:style style:name="gr17" style:family="graphic" style:parent-style-name="standard">
      <style:graphic-properties draw:stroke="solid" svg:stroke-width="0.008cm" svg:stroke-color="#ffffff" draw:stroke-linejoin="round" svg:stroke-linecap="round" draw:fill="none" fo:padding-top="0.004cm" fo:padding-bottom="0.004cm" fo:padding-left="0.004cm" fo:padding-right="0.004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2.06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solid" svg:stroke-width="0.015cm" svg:stroke-color="#231f20" draw:stroke-linejoin="miter" svg:stroke-linecap="butt" draw:fill="none" fo:padding-top="0.007cm" fo:padding-bottom="0.007cm" fo:padding-left="0.007cm" fo:padding-right="0.007cm"/>
    </style:style>
    <style:style style:name="gr20" style:family="graphic" style:parent-style-name="standard">
      <style:graphic-properties draw:stroke="solid" svg:stroke-width="0.028cm" svg:stroke-color="#231f20" draw:stroke-linejoin="miter" svg:stroke-linecap="butt" draw:fill="none" fo:padding-top="0.014cm" fo:padding-bottom="0.014cm" fo:padding-left="0.014cm" fo:padding-right="0.014cm"/>
    </style:style>
    <style:style style:name="gr21" style:family="graphic" style:parent-style-name="standard">
      <style:graphic-properties draw:stroke="solid" svg:stroke-width="0.04cm" svg:stroke-color="#231f20" draw:stroke-linejoin="miter" svg:stroke-linecap="butt" draw:fill="none" fo:padding-top="0.02cm" fo:padding-bottom="0.02cm" fo:padding-left="0.02cm" fo:padding-right="0.02cm"/>
    </style:style>
    <style:style style:name="gr22" style:family="graphic" style:parent-style-name="standard">
      <style:graphic-properties draw:stroke="solid" svg:stroke-width="0.026cm" svg:stroke-color="#231f20" draw:stroke-linejoin="miter" svg:stroke-linecap="butt" draw:fill="none" fo:padding-top="0.013cm" fo:padding-bottom="0.013cm" fo:padding-left="0.013cm" fo:padding-right="0.013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6.17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solid" svg:stroke-width="0.044cm" svg:stroke-color="#ffffff" draw:stroke-linejoin="miter" svg:stroke-linecap="butt" draw:fill="none" fo:padding-top="0.022cm" fo:padding-bottom="0.022cm" fo:padding-left="0.022cm" fo:padding-right="0.022cm"/>
    </style:style>
    <style:style style:name="gr25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26" style:family="graphic" style:parent-style-name="standard">
      <style:graphic-properties draw:stroke="none" draw:fill="solid" draw:fill-color="#000000"/>
    </style:style>
    <style:style style:name="gr27" style:family="graphic" style:parent-style-name="standard">
      <style:graphic-properties draw:stroke="solid" svg:stroke-width="0.008cm" svg:stroke-color="#ffffff" draw:stroke-linejoin="miter" svg:stroke-linecap="butt" draw:fill="none" fo:padding-top="0.004cm" fo:padding-bottom="0.004cm" fo:padding-left="0.004cm" fo:padding-right="0.004cm"/>
    </style:style>
    <style:style style:name="gr28" style:family="graphic" style:parent-style-name="standard">
      <style:graphic-properties draw:stroke="solid" svg:stroke-width="0.014cm" svg:stroke-color="#ffffff" draw:stroke-linejoin="miter" svg:stroke-linecap="butt" draw:fill="none" fo:padding-top="0.007cm" fo:padding-bottom="0.007cm" fo:padding-left="0.007cm" fo:padding-right="0.007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401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801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249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5" style:family="paragraph">
      <loext:graphic-properties draw:fill="solid" draw:fill-color="#231f20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9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T1" style:family="text">
      <style:text-properties fo:color="#231f20" loext:opacity="100%" style:font-name="STIX1" fo:font-size="10pt" fo:font-style="italic" fo:font-weight="normal" style:font-size-asian="10pt" style:font-style-asian="italic" style:font-weight-asian="normal" style:font-name-complex="STIX1" style:font-size-complex="10pt" style:font-style-complex="italic" style:font-weight-complex="normal"/>
    </style:style>
    <style:style style:name="T2" style:family="text">
      <style:text-properties fo:color="#231f20" loext:opacity="100%" style:font-name="STIX1" fo:font-size="10pt" fo:font-weight="normal" style:font-size-asian="10pt" style:font-weight-asian="normal" style:font-name-complex="STIX1" style:font-size-complex="10pt" style:font-weight-complex="normal"/>
    </style:style>
    <style:style style:name="T3" style:family="text">
      <style:text-properties fo:color="#231f20" loext:opacity="100%" style:font-name="ProximaNova1" fo:font-size="11pt" fo:font-weight="normal" style:font-size-asian="11pt" style:font-weight-asian="normal" style:font-name-complex="ProximaNova1" style:font-size-complex="11pt" style:font-weight-complex="normal"/>
    </style:style>
    <style:style style:name="T4" style:family="text">
      <style:text-properties fo:color="#231f20" loext:opacity="100%" style:font-name="ProximaNova1" fo:font-size="10pt" fo:font-weight="bold" style:font-size-asian="10pt" style:font-weight-asian="bold" style:font-name-complex="ProximaNova1" style:font-size-complex="10pt" style:font-weight-complex="bold"/>
    </style:style>
    <style:style style:name="T5" style:family="text">
      <style:text-properties fo:color="#000000" loext:opacity="100%" style:font-name="Helvetica" fo:font-size="6pt" fo:font-weight="normal" style:font-size-asian="6pt" style:font-weight-asian="normal" style:font-name-complex="Helvetica" style:font-size-complex="6pt" style:font-weight-complex="normal"/>
    </style:style>
    <style:style style:name="T6" style:family="text">
      <style:text-properties fo:color="#231f20" loext:opacity="100%" style:text-position="33% 58%" style:font-name="STIX1" fo:font-size="10pt" fo:font-weight="normal" style:font-size-asian="10pt" style:font-weight-asian="normal" style:font-name-complex="STIX1" style:font-size-complex="10pt" style:font-weight-complex="normal"/>
    </style:style>
    <style:style style:name="T7" style:family="text">
      <style:text-properties fo:color="#231f20" loext:opacity="100%" style:text-position="-8% 58%" style:font-name="STIX1" fo:font-size="10pt" fo:font-weight="normal" style:font-size-asian="10pt" style:font-weight-asian="normal" style:font-name-complex="STIX1" style:font-size-complex="10pt" style:font-weight-complex="normal"/>
    </style:style>
    <style:style style:name="T8" style:family="text">
      <style:text-properties fo:color="#231f20" loext:opacity="100%" style:text-position="0% 100%" style:font-name="STIX1" fo:font-size="10pt" fo:font-weight="normal" style:font-size-asian="10pt" style:font-weight-asian="normal" style:font-name-complex="STIX1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9">
        <draw:frame draw:style-name="gr1" draw:text-style-name="P2" draw:layer="layout" svg:width="0.352cm" svg:height="0.48cm" svg:x="2.933cm" svg:y="26.195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2.974cm" svg:height="0.48cm" svg:x="13.37cm" svg:y="26.195cm">
          <draw:text-box>
            <text:p text:style-name="P1"><text:span text:style-name="T1">Student Workbook </text:span></text:p>
          </draw:text-box>
        </draw:frame>
        <draw:frame draw:style-name="gr3" draw:text-style-name="P2" draw:layer="layout" svg:width="1.907cm" svg:height="0.48cm" svg:x="16.298cm" svg:y="26.195cm">
          <draw:text-box>
            <text:p text:style-name="P1"><text:span text:style-name="T2">Chapter 16 </text:span></text:p>
          </draw:text-box>
        </draw:frame>
        <draw:frame draw:style-name="gr1" draw:text-style-name="P2" draw:layer="layout" svg:width="0.352cm" svg:height="0.48cm" svg:x="18.209cm" svg:y="26.19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52cm" svg:height="0.48cm" svg:x="18.561cm" svg:y="26.195cm">
          <draw:text-box>
            <text:p text:style-name="P1"><text:span text:style-name="T2"><text:s/></text:span></text:p>
          </draw:text-box>
        </draw:frame>
        <draw:frame draw:style-name="gr4" draw:text-style-name="P2" draw:layer="layout" svg:width="0.599cm" svg:height="0.48cm" svg:x="18.914cm" svg:y="26.195cm">
          <draw:text-box>
            <text:p text:style-name="P1"><text:span text:style-name="T2">135</text:span></text:p>
          </draw:text-box>
        </draw:frame>
        <draw:line draw:style-name="gr5" draw:text-style-name="P3" draw:layer="layout" svg:x1="3.79cm" svg:y1="1.534cm" svg:x2="11.834cm" svg:y2="1.534cm">
          <text:p/>
        </draw:line>
        <draw:frame draw:style-name="gr6" draw:text-style-name="P2" draw:layer="layout" svg:width="1.026cm" svg:height="0.48cm" svg:x="2.933cm" svg:y="1.131cm">
          <draw:text-box>
            <text:p text:style-name="P1"><text:span text:style-name="T1">Name </text:span></text:p>
          </draw:text-box>
        </draw:frame>
        <draw:line draw:style-name="gr5" draw:text-style-name="P3" draw:layer="layout" svg:x1="12.832cm" svg:y1="1.534cm" svg:x2="15.689cm" svg:y2="1.534cm">
          <text:p/>
        </draw:line>
        <draw:frame draw:style-name="gr7" draw:text-style-name="P2" draw:layer="layout" svg:width="1.081cm" svg:height="0.48cm" svg:x="11.834cm" svg:y="1.131cm">
          <draw:text-box>
            <text:p text:style-name="P1"><text:span text:style-name="T1"><text:s text:c="2"/></text:span><text:span text:style-name="T1">Class </text:span></text:p>
          </draw:text-box>
        </draw:frame>
        <draw:line draw:style-name="gr5" draw:text-style-name="P3" draw:layer="layout" svg:x1="16.585cm" svg:y1="1.534cm" svg:x2="19.443cm" svg:y2="1.534cm">
          <text:p/>
        </draw:line>
        <draw:frame draw:style-name="gr8" draw:text-style-name="P2" draw:layer="layout" svg:width="1.005cm" svg:height="0.48cm" svg:x="15.69cm" svg:y="1.131cm">
          <draw:text-box>
            <text:p text:style-name="P1"><text:span text:style-name="T1"><text:s text:c="2"/></text:span><text:span text:style-name="T1">Date </text:span></text:p>
          </draw:text-box>
        </draw:frame>
        <draw:frame draw:style-name="gr9" draw:text-style-name="P4" draw:layer="layout" svg:width="2.614cm" svg:height="0.53cm" svg:x="2.933cm" svg:y="2.439cm">
          <draw:text-box>
            <text:p text:style-name="P1"><text:span text:style-name="T3">EXERCISE 16-2</text:span></text:p>
          </draw:text-box>
        </draw:frame>
        <draw:frame draw:style-name="gr10" draw:text-style-name="P2" draw:layer="layout" svg:width="0.413cm" svg:height="0.48cm" svg:x="2.933cm" svg:y="3.324cm">
          <draw:text-box>
            <text:p text:style-name="P1"><text:span text:style-name="T2">A. </text:span></text:p>
          </draw:text-box>
        </draw:frame>
        <draw:frame draw:style-name="gr11" draw:text-style-name="P2" draw:layer="layout" svg:width="1.429cm" svg:height="0.48cm" svg:x="3.568cm" svg:y="3.324cm">
          <draw:text-box>
            <text:p text:style-name="P1"><text:span text:style-name="T2">Analysis.</text:span></text:p>
          </draw:text-box>
        </draw:frame>
        <draw:frame draw:style-name="gr12" draw:text-style-name="P2" draw:layer="layout" svg:width="0.396cm" svg:height="0.48cm" svg:x="3.551cm" svg:y="3.959cm">
          <draw:text-box>
            <text:p text:style-name="P1"><text:span text:style-name="T4">1. </text:span></text:p>
          </draw:text-box>
        </draw:frame>
        <draw:frame draw:style-name="gr13" draw:text-style-name="P2" draw:layer="layout" svg:width="12.77cm" svg:height="0.48cm" svg:x="4.186cm" svg:y="3.959cm">
          <draw:text-box>
            <text:p text:style-name="P1"><text:span text:style-name="T2">Label chords and NCTs. Identify any six-four chords by type. This excerpt con-</text:span></text:p>
          </draw:text-box>
        </draw:frame>
        <draw:frame draw:style-name="gr14" draw:text-style-name="P2" draw:layer="layout" svg:width="12.782cm" svg:height="0.48cm" svg:x="4.186cm" svg:y="4.382cm">
          <draw:text-box>
            <text:p text:style-name="P1"><text:span text:style-name="T2">tains a set of parallel 5ths in a context that Bach must have found acceptable </text:span></text:p>
          </draw:text-box>
        </draw:frame>
        <draw:path draw:style-name="gr15" draw:text-style-name="P5" draw:layer="layout" svg:width="0.86cm" svg:height="0.897cm" svg:x="3.358cm" svg:y="5.728cm" svg:viewBox="0 0 861 898" svg:d="M791 285l-436-84v-110l439 95zM650 756c-64 21-106 51-106 51 0 0 23-48 103-72s127-9 127-9c0 0-56 8-124 30zM158 674c-65 21-107 51-107 51 0 0 23-49 103-72 80-24 127-9 127-9 0 0-55 7-123 30zM297 0l-2 78h1l-18 519c0 0-393 76-244 189 93 70 214-3 293-46 42-23 26-65 27-96 0-39 0-79 1-118 1-78 0-157 0-235 0-18 0-35 0-53l435 92-9 351c0 0-395 76-244 190 55 41 133 29 196 6 67-25 131-59 128-122-3-47-1-94-2-141-3-112 1-224-1-336 0-26 0-52 0-78l3-75z">
          <text:p/>
        </draw:path>
        <draw:path draw:style-name="gr16" draw:text-style-name="P6" draw:layer="layout" svg:width="0.262cm" svg:height="0.094cm" svg:x="3.896cm" svg:y="6.449cm" svg:viewBox="0 0 263 95" svg:d="M263 3c0 0-168 20-263 92 0 0 40-114 263-92z">
          <text:p/>
        </draw:path>
        <draw:path draw:style-name="gr17" draw:text-style-name="P3" draw:layer="layout" svg:width="0.262cm" svg:height="0.094cm" svg:x="3.896cm" svg:y="6.449cm" svg:viewBox="0 0 263 95" svg:d="M263 3c0 0-168 20-263 92 0 0 40-114 263-92z">
          <text:p/>
        </draw:path>
        <draw:path draw:style-name="gr16" draw:text-style-name="P6" draw:layer="layout" svg:width="0.262cm" svg:height="0.094cm" svg:x="3.402cm" svg:y="6.364cm" svg:viewBox="0 0 263 95" svg:d="M263 3c0 0-168 20-263 92 0 0 40-114 263-92z">
          <text:p/>
        </draw:path>
        <draw:path draw:style-name="gr17" draw:text-style-name="P3" draw:layer="layout" svg:width="0.262cm" svg:height="0.094cm" svg:x="3.402cm" svg:y="6.364cm" svg:viewBox="0 0 263 95" svg:d="M263 3c0 0-168 20-263 92 0 0 40-114 263-92z">
          <text:p/>
        </draw:path>
        <draw:frame draw:style-name="gr18" draw:text-style-name="P2" draw:layer="layout" svg:width="12.063cm" svg:height="0.48cm" svg:x="4.186cm" svg:y="4.805cm">
          <draw:text-box>
            <text:p text:style-name="P1"><text:span text:style-name="T2">because he used them so often in this situation. See if you can find them.</text:span></text:p>
          </draw:text-box>
        </draw:frame>
        <draw:path draw:style-name="gr19" draw:text-style-name="P3" draw:layer="layout" svg:width="2.406cm" svg:height="3.219cm" svg:x="5.353cm" svg:y="7.252cm" svg:viewBox="0 0 2407 3220" svg:d="M2393 591v-591M2407 2124v-502M2185 3220v-591M1301 502v-502M1093 1422v-502M1315 2213v-503M1093 3132v-591M208 502v-502M0 1422v-502M208 2220v-503M0 3043v-590">
          <text:p/>
        </draw:path>
        <draw:polygon draw:style-name="gr15" draw:text-style-name="P5" draw:layer="layout" svg:width="0.779cm" svg:height="0.13cm" svg:x="7.528cm" svg:y="8.626cm" svg:viewBox="0 0 780 131" draw:points="0,87 780,131 780,45 0,0">
          <text:p/>
        </draw:polygon>
        <draw:path draw:style-name="gr19" draw:text-style-name="P3" draw:layer="layout" svg:width="1.781cm" svg:height="2.388cm" svg:x="7.537cm" svg:y="8.171cm" svg:viewBox="0 0 1782 2389" svg:d="M1782 1117v-414M1560 2389v-591M780 586v-498M0 542v-542">
          <text:p/>
        </draw:path>
        <draw:line draw:style-name="gr20" draw:text-style-name="P3" draw:layer="layout" svg:x1="9.008cm" svg:y1="9.319cm" svg:x2="9.406cm" svg:y2="9.319cm">
          <text:p/>
        </draw:line>
        <draw:path draw:style-name="gr19" draw:text-style-name="P3" draw:layer="layout" svg:width="0.208cm" svg:height="1.33cm" svg:x="9.096cm" svg:y="7.343cm" svg:viewBox="0 0 209 1331" svg:d="M209 591v-591M0 1331v-503">
          <text:p/>
        </draw:path>
        <draw:line draw:style-name="gr21" draw:text-style-name="P3" draw:layer="layout" svg:x1="10.2cm" svg:y1="10.213cm" svg:x2="10.2cm" svg:y2="7.509cm">
          <text:p/>
        </draw:line>
        <draw:path draw:style-name="gr19" draw:text-style-name="P3" draw:layer="layout" svg:width="0.222cm" svg:height="1.774cm" svg:x="10.595cm" svg:y="8.785cm" svg:viewBox="0 0 223 1775" svg:d="M223 414v-414M0 1775v-503">
          <text:p/>
        </draw:path>
        <draw:line draw:style-name="gr20" draw:text-style-name="P3" draw:layer="layout" svg:x1="10.507cm" svg:y1="9.319cm" svg:x2="10.906cm" svg:y2="9.319cm">
          <text:p/>
        </draw:line>
        <draw:polygon draw:style-name="gr15" draw:text-style-name="P5" draw:layer="layout" svg:width="0.78cm" svg:height="0.13cm" svg:x="10.586cm" svg:y="8.538cm" svg:viewBox="0 0 781 131" draw:points="0,131 781,86 781,0 0,44">
          <text:p/>
        </draw:polygon>
        <draw:path draw:style-name="gr19" draw:text-style-name="P3" draw:layer="layout" svg:width="1.559cm" svg:height="3.131cm" svg:x="10.595cm" svg:y="7.428cm" svg:viewBox="0 0 1560 3132" svg:d="M1560 3132v-591M780 1197v-542M441 592v-592M0 1241v-497">
          <text:p/>
        </draw:path>
        <draw:polygon draw:style-name="gr15" draw:text-style-name="P5" draw:layer="layout" svg:width="0.779cm" svg:height="0.13cm" svg:x="12.377cm" svg:y="8.871cm" svg:viewBox="0 0 780 131" draw:points="0,87 780,131 780,45 0,0">
          <text:p/>
        </draw:polygon>
        <draw:line draw:style-name="gr19" draw:text-style-name="P3" draw:layer="layout" svg:x1="12.377cm" svg:y1="9.287cm" svg:x2="12.377cm" svg:y2="8.871cm">
          <text:p/>
        </draw:line>
        <draw:line draw:style-name="gr20" draw:text-style-name="P3" draw:layer="layout" svg:x1="12.066cm" svg:y1="9.319cm" svg:x2="12.465cm" svg:y2="9.319cm">
          <text:p/>
        </draw:line>
        <draw:path draw:style-name="gr19" draw:text-style-name="P3" draw:layer="layout" svg:width="2.86cm" svg:height="3.308cm" svg:x="12.154cm" svg:y="7.516cm" svg:viewBox="0 0 2861 3309" svg:d="M2653 1335v-415M2861 1949v-503M2653 3309v-503M1561 1158v-503M1769 591v-591M1769 1949v-503M1561 3309v-503M1003 591v-591M1003 1860v-460M0 1247v-504">
          <text:p/>
        </draw:path>
        <draw:line draw:style-name="gr20" draw:text-style-name="P3" draw:layer="layout" svg:x1="14.717cm" svg:y1="8.403cm" svg:x2="15.116cm" svg:y2="8.403cm">
          <text:p/>
        </draw:line>
        <draw:line draw:style-name="gr19" draw:text-style-name="P3" draw:layer="layout" svg:x1="15.014cm" svg:y1="8.107cm" svg:x2="15.014cm" svg:y2="7.516cm">
          <text:p/>
        </draw:line>
        <draw:line draw:style-name="gr21" draw:text-style-name="P3" draw:layer="layout" svg:x1="15.905cm" svg:y1="10.213cm" svg:x2="15.905cm" svg:y2="7.509cm">
          <text:p/>
        </draw:line>
        <draw:path draw:style-name="gr22" draw:text-style-name="P3" draw:layer="layout" svg:width="12.7cm" svg:height="2.679cm" svg:x="3.224cm" svg:y="7.522cm" svg:viewBox="0 0 12701 2680" svg:d="M0 1974h12701M0 2151h12701M0 2327h12701M0 2504h12701M0 2680h12701M0 0h12701M0 176h12701M0 352h12701M0 529h12701M0 705h12701">
          <text:p/>
        </draw:path>
        <draw:line draw:style-name="gr21" draw:text-style-name="P3" draw:layer="layout" svg:x1="3.224cm" svg:y1="10.213cm" svg:x2="3.224cm" svg:y2="7.509cm">
          <text:p/>
        </draw:line>
        <draw:path draw:style-name="gr15" draw:text-style-name="P5" draw:layer="layout" svg:width="0.468cm" svg:height="1.316cm" svg:x="3.335cm" svg:y="7.199cm" svg:viewBox="0 0 469 1317" svg:d="M255 665l-30-104c55-51 109-106 136-185 58-170 5-244-66-376-78 52-133 139-145 191-29 122 0 185 33 296l3 13c-94 90-186 159-186 280 0 216 206 258 253 256 24-1 46-4 67-9 41 171 54 245-90 270-19 4-50-7-50-17 0-11 78-1 84-75 5-68-31-96-88-97-53-1-88 38-90 93-2 80 88 137 183 109 127-36 100-169 77-272l-4-18c94-35 142-122 123-229-13-72-118-142-210-126zM208 576l26 94c-34 12-65 36-87 78-44 84 12 174 81 207l4-15c-61-41-70-115-28-164 13-16 30-26 49-31l62 257 1 5c-11 3-23 5-36 7-139 16-229-90-225-201 3-106 76-168 153-237zM336 1000l-61-260c51-4 108 23 132 69 37 68 17 155-71 191zM203 484l-6-22c-25-85-36-144-6-226 26-72 59-114 124-155 9 41 63 123 10 237-32 67-76 120-122 166z">
          <text:p/>
        </draw:path>
        <draw:path draw:style-name="gr15" draw:text-style-name="P5" draw:layer="layout" svg:width="0.527cm" svg:height="0.612cm" svg:x="3.294cm" svg:y="9.491cm" svg:viewBox="0 0 528 613" svg:d="M89 135c-16-17 13-90 75-105 144-38 202 155 150 279-45 106-112 202-224 253-33 15-54 22-90 28v23c108-6 187-60 256-115 155-128 217-349 70-466-66-52-172-31-206-6-58 42-80 95-79 152 0 50 63 87 108 70 26-11 52-48 34-97-13-35-49-34-66-30-19 6-28 16-28 14zM524 267c0-22-17-41-39-41-21 0-39 16-41 37-2 24 17 47 41 47 23 0 40-21 39-43zM528 93c0-23-19-42-43-42-22 0-41 18-42 40-1 24 19 44 42 44 24 0 43-19 43-42z">
          <text:p/>
        </draw:path>
        <draw:path draw:style-name="gr15" draw:text-style-name="P5" draw:layer="layout" svg:width="0.166cm" svg:height="0.445cm" svg:x="3.923cm" svg:y="7.538cm" svg:viewBox="0 0 167 446" svg:d="M15 446h12c4-4 16-20 27-29 49-43 149-110 99-168-39-44-90-11-119 28l10-277h-44zM102 271c34 35-38 118-38 118l-37 37 6-123c13-26 42-62 69-32z">
          <text:p/>
        </draw:path>
        <draw:path draw:style-name="gr15" draw:text-style-name="P5" draw:layer="layout" svg:width="0.166cm" svg:height="0.446cm" svg:x="4.106cm" svg:y="7.273cm" svg:viewBox="0 0 167 447" svg:d="M15 447h13c3-5 15-20 26-30 51-43 149-110 99-167-38-44-90-11-119 27l10-277h-44zM103 271c33 36-39 119-39 119l-36 36 5-123c13-26 42-60 70-32z">
          <text:p/>
        </draw:path>
        <draw:path draw:style-name="gr15" draw:text-style-name="P5" draw:layer="layout" svg:width="0.166cm" svg:height="0.445cm" svg:x="4.289cm" svg:y="7.626cm" svg:viewBox="0 0 167 446" svg:d="M16 446h12c3-4 16-19 27-29 50-43 149-110 98-167-38-44-90-11-118 27l9-277h-44zM103 271c33 35-39 118-39 118l-36 37 5-123c13-26 42-61 70-32z">
          <text:p/>
        </draw:path>
        <draw:path draw:style-name="gr15" draw:text-style-name="P5" draw:layer="layout" svg:width="0.166cm" svg:height="0.446cm" svg:x="3.922cm" svg:y="9.688cm" svg:viewBox="0 0 167 447" svg:d="M16 447h12c3-5 15-20 26-30 50-43 149-111 99-168-39-44-90-11-118 27l9-276h-44zM102 270c34 36-38 120-38 120l-36 36 5-124c13-26 42-60 69-32z">
          <text:p/>
        </draw:path>
        <draw:path draw:style-name="gr15" draw:text-style-name="P5" draw:layer="layout" svg:width="0.166cm" svg:height="0.445cm" svg:x="4.105cm" svg:y="9.424cm" svg:viewBox="0 0 167 446" svg:d="M16 446h12c3-4 15-20 27-29 50-43 149-110 98-167-38-44-90-11-118 27l9-277h-44zM102 271c34 35-38 118-38 118l-36 36 5-122c13-26 42-61 69-32z">
          <text:p/>
        </draw:path>
        <draw:path draw:style-name="gr15" draw:text-style-name="P5" draw:layer="layout" svg:width="0.167cm" svg:height="0.445cm" svg:x="4.288cm" svg:y="9.777cm" svg:viewBox="0 0 168 446" svg:d="M16 446h12c4-5 16-20 27-30 50-43 149-109 99-166-38-46-90-12-119 26l9-276h-44zM103 270c33 36-39 119-39 119l-36 36 5-123c13-26 43-60 70-32z">
          <text:p/>
        </draw:path>
        <draw:path draw:style-name="gr15" draw:text-style-name="P5" draw:layer="layout" svg:width="0.3cm" svg:height="0.369cm" svg:x="4.687cm" svg:y="7.682cm" svg:viewBox="0 0 301 370" svg:d="M241 48c-5-26-66-36-94-28-57 15-66 89-66 155v59c0 34 12 116 84 120 109 6 132-134 119-160h15c12 80-32 177-135 176-96 0-166-80-164-180 1-97 65-190 160-190 59 0 105 26 117 66 11 39-5 68-13 74l-4 3c-28 23-85 8-85-42 0-31 23-46 46-46h7c6-1 15 2 13-7z">
          <text:p/>
        </draw:path>
        <draw:path draw:style-name="gr15" draw:text-style-name="P5" draw:layer="layout" svg:width="0.3cm" svg:height="0.37cm" svg:x="4.687cm" svg:y="9.655cm" svg:viewBox="0 0 301 371" svg:d="M241 48c-5-26-66-35-94-28-57 15-66 89-66 156v59c0 34 12 115 84 119 109 6 132-133 119-159h15c12 79-32 176-135 176-96 0-166-81-164-180 1-98 65-191 160-191 59 0 105 26 117 66 11 39-5 69-13 75l-4 3c-28 23-85 8-85-42 0-32 23-47 46-47h7c6-1 15 3 13-7z">
          <text:p/>
        </draw:path>
        <draw:path draw:style-name="gr15" draw:text-style-name="P5" draw:layer="layout" svg:width="0.224cm" svg:height="0.182cm" svg:x="5.346cm" svg:y="9.58cm" svg:viewBox="0 0 225 183" svg:d="M55 28c-53 36-71 95-40 130 32 34 101 32 154-3 54-36 72-95 40-130-31-34-100-34-154 3z">
          <text:p/>
        </draw:path>
        <draw:path draw:style-name="gr15" draw:text-style-name="P5" draw:layer="layout" svg:width="0.224cm" svg:height="0.182cm" svg:x="5.346cm" svg:y="9.411cm" svg:viewBox="0 0 225 183" svg:d="M55 28c-53 37-71 96-40 130 32 35 101 33 154-2 54-37 72-96 40-130-31-35-100-34-154 2z">
          <text:p/>
        </draw:path>
        <draw:path draw:style-name="gr15" draw:text-style-name="P5" draw:layer="layout" svg:width="0.224cm" svg:height="0.182cm" svg:x="5.346cm" svg:y="8.047cm" svg:viewBox="0 0 225 183" svg:d="M55 29c-53 36-71 94-40 129 32 35 101 34 154-3 54-36 72-94 40-129-31-35-100-34-154 3z">
          <text:p/>
        </draw:path>
        <draw:path draw:style-name="gr15" draw:text-style-name="P5" draw:layer="layout" svg:width="0.224cm" svg:height="0.182cm" svg:x="5.346cm" svg:y="7.694cm" svg:viewBox="0 0 225 183" svg:d="M55 28c-53 37-71 95-40 129 32 36 101 34 154-2 54-37 72-95 40-129-31-36-100-35-154 2z">
          <text:p/>
        </draw:path>
        <draw:path draw:style-name="gr15" draw:text-style-name="P5" draw:layer="layout" svg:width="0.224cm" svg:height="0.182cm" svg:x="6.438cm" svg:y="9.668cm" svg:viewBox="0 0 225 183" svg:d="M55 28c-53 37-71 95-40 129 31 35 100 33 154-2 54-37 72-95 40-129-31-36-101-35-154 2z">
          <text:p/>
        </draw:path>
        <draw:path draw:style-name="gr15" draw:text-style-name="P5" draw:layer="layout" svg:width="0.224cm" svg:height="0.182cm" svg:x="6.452cm" svg:y="9.403cm" svg:viewBox="0 0 225 183" svg:d="M55 28c-53 37-71 96-40 130 31 35 101 33 154-2 54-37 72-96 40-130-31-35-100-34-154 2z">
          <text:p/>
        </draw:path>
        <draw:path draw:style-name="gr15" draw:text-style-name="P5" draw:layer="layout" svg:width="0.224cm" svg:height="0.182cm" svg:x="6.438cm" svg:y="8.047cm" svg:viewBox="0 0 225 183" svg:d="M55 29c-53 36-71 94-40 129s100 34 154-3c54-36 72-94 40-129-31-35-100-34-154 3z">
          <text:p/>
        </draw:path>
        <draw:path draw:style-name="gr15" draw:text-style-name="P5" draw:layer="layout" svg:width="0.224cm" svg:height="0.182cm" svg:x="6.438cm" svg:y="7.694cm" svg:viewBox="0 0 225 183" svg:d="M55 28c-53 37-71 95-40 129 31 36 100 34 154-2 54-37 72-95 40-129-31-36-100-35-154 2z">
          <text:p/>
        </draw:path>
        <draw:path draw:style-name="gr15" draw:text-style-name="P5" draw:layer="layout" svg:width="0.135cm" svg:height="0.554cm" svg:x="6.212cm" svg:y="9.218cm" svg:viewBox="0 0 136 555" svg:d="M24 367v-145l86-31v143zM24 0h-24l4 427 106-37v165h26l-7-426-105 37z">
          <text:p/>
        </draw:path>
        <draw:path draw:style-name="gr15" draw:text-style-name="P5" draw:layer="layout" svg:width="0.224cm" svg:height="0.182cm" svg:x="7.53cm" svg:y="9.757cm" svg:viewBox="0 0 225 183" svg:d="M55 28c-53 37-71 96-40 130 31 35 100 33 154-2 53-37 72-96 40-130-32-35-101-34-154 2z">
          <text:p/>
        </draw:path>
        <draw:path draw:style-name="gr15" draw:text-style-name="P5" draw:layer="layout" svg:width="0.224cm" svg:height="0.182cm" svg:x="7.544cm" svg:y="9.315cm" svg:viewBox="0 0 225 183" svg:d="M55 28c-53 36-71 94-40 129 31 36 100 34 154-3 54-36 72-94 40-128-31-36-100-35-154 2z">
          <text:p/>
        </draw:path>
        <draw:path draw:style-name="gr15" draw:text-style-name="P5" draw:layer="layout" svg:width="0.224cm" svg:height="0.182cm" svg:x="7.53cm" svg:y="7.782cm" svg:viewBox="0 0 225 183" svg:d="M55 28c-53 37-71 96-40 130 31 35 100 33 154-2 54-37 72-96 40-130-31-35-101-34-154 2z">
          <text:p/>
        </draw:path>
        <draw:path draw:style-name="gr15" draw:text-style-name="P5" draw:layer="layout" svg:width="0.224cm" svg:height="0.182cm" svg:x="7.53cm" svg:y="8.047cm" svg:viewBox="0 0 225 183" svg:d="M55 29c-53 36-71 94-40 129s100 34 154-3c54-36 72-94 40-129-31-35-101-34-154 3z">
          <text:p/>
        </draw:path>
        <draw:path draw:style-name="gr15" draw:text-style-name="P5" draw:layer="layout" svg:width="0.166cm" svg:height="0.445cm" svg:x="7.306cm" svg:y="9.512cm" svg:viewBox="0 0 167 446" svg:d="M15 446h12c4-4 17-20 28-29 49-43 149-110 98-167-38-44-89-11-119 27l11-277h-45zM103 271c33 35-38 118-38 118l-38 37 6-123c13-26 43-61 70-32z">
          <text:p/>
        </draw:path>
        <draw:path draw:style-name="gr15" draw:text-style-name="P5" draw:layer="layout" svg:width="0.223cm" svg:height="0.182cm" svg:x="8.309cm" svg:y="8.135cm" svg:viewBox="0 0 224 183" svg:d="M55 28c-53 36-71 95-40 130 31 34 101 33 154-3s71-95 39-130c-31-34-99-33-153 3z">
          <text:p/>
        </draw:path>
        <draw:path draw:style-name="gr15" draw:text-style-name="P5" draw:layer="layout" svg:width="0.135cm" svg:height="0.554cm" svg:x="8.083cm" svg:y="7.949cm" svg:viewBox="0 0 136 555" svg:d="M24 368v-144l86-31v142zM24 0h-24l5 428 105-37v164h26l-7-425-105 37z">
          <text:p/>
        </draw:path>
        <draw:path draw:style-name="gr15" draw:text-style-name="P5" draw:layer="layout" svg:width="0.224cm" svg:height="0.182cm" svg:x="9.089cm" svg:y="9.845cm" svg:viewBox="0 0 225 183" svg:d="M55 29c-53 36-71 94-40 128 31 35 100 33 154-2 54-37 72-95 40-129-31-36-100-35-154 3z">
          <text:p/>
        </draw:path>
        <draw:path draw:style-name="gr15" draw:text-style-name="P5" draw:layer="layout" svg:width="0.224cm" svg:height="0.182cm" svg:x="9.103cm" svg:y="9.227cm" svg:viewBox="0 0 225 183" svg:d="M55 28c-53 36-71 95-40 130 32 34 101 33 154-3 54-36 72-95 40-130-31-34-100-33-154 3z">
          <text:p/>
        </draw:path>
        <draw:path draw:style-name="gr15" draw:text-style-name="P5" draw:layer="layout" svg:width="0.224cm" svg:height="0.182cm" svg:x="9.089cm" svg:y="8.047cm" svg:viewBox="0 0 225 183" svg:d="M55 29c-53 36-71 94-40 129s101 34 154-3c54-36 72-94 40-129-31-35-100-34-154 3z">
          <text:p/>
        </draw:path>
        <draw:path draw:style-name="gr15" draw:text-style-name="P5" draw:layer="layout" svg:width="0.224cm" svg:height="0.182cm" svg:x="9.089cm" svg:y="7.874cm" svg:viewBox="0 0 225 183" svg:d="M55 29c-53 36-71 94-40 129s101 34 154-3c54-36 72-94 40-129-31-35-100-34-154 3z">
          <text:p/>
        </draw:path>
        <draw:path draw:style-name="gr15" draw:text-style-name="P5" draw:layer="layout" svg:width="0.223cm" svg:height="0.182cm" svg:x="10.589cm" svg:y="9.933cm" svg:viewBox="0 0 224 183" svg:d="M55 29c-53 36-71 95-39 129 31 35 100 33 153-2 53-37 72-95 39-130-31-35-99-34-153 3z">
          <text:p/>
        </draw:path>
        <draw:path draw:style-name="gr15" draw:text-style-name="P5" draw:layer="layout" svg:width="0.224cm" svg:height="0.182cm" svg:x="10.603cm" svg:y="9.139cm" svg:viewBox="0 0 225 183" svg:d="M56 29c-53 36-72 94-40 129 31 35 100 33 153-3 54-36 73-94 40-129-32-35-100-35-153 3z">
          <text:p/>
        </draw:path>
        <draw:path draw:style-name="gr15" draw:text-style-name="P5" draw:layer="layout" svg:width="0.223cm" svg:height="0.182cm" svg:x="10.589cm" svg:y="8.047cm" svg:viewBox="0 0 224 183" svg:d="M55 29c-53 36-71 94-39 129 31 35 100 34 153-3 53-36 72-94 39-129-31-35-99-34-153 3z">
          <text:p/>
        </draw:path>
        <draw:path draw:style-name="gr15" draw:text-style-name="P5" draw:layer="layout" svg:width="0.224cm" svg:height="0.182cm" svg:x="10.821cm" svg:y="7.959cm" svg:viewBox="0 0 225 183" svg:d="M55 28c-52 36-72 95-39 130 31 34 100 32 153-3 54-36 72-95 39-130-31-34-99-34-153 3z">
          <text:p/>
        </draw:path>
        <draw:path draw:style-name="gr15" draw:text-style-name="P5" draw:layer="layout" svg:width="0.088cm" svg:height="0.089cm" svg:x="11.107cm" svg:y="7.918cm" svg:viewBox="0 0 89 90" svg:d="M89 45c0-25-21-45-45-45-25 0-44 20-44 45s21 45 46 45c24 0 43-20 43-45z">
          <text:p/>
        </draw:path>
        <draw:path draw:style-name="gr15" draw:text-style-name="P5" draw:layer="layout" svg:width="0.166cm" svg:height="0.446cm" svg:x="10.325cm" svg:y="8.894cm" svg:viewBox="0 0 167 447" svg:d="M16 447h12c3-5 16-20 27-30 49-43 149-109 97-167-38-45-89-11-117 27l9-277h-44zM102 271c33 36-38 119-38 119l-36 36 5-123c13-26 43-60 69-32z">
          <text:p/>
        </draw:path>
        <draw:path draw:style-name="gr15" draw:text-style-name="P5" draw:layer="layout" svg:width="0.224cm" svg:height="0.182cm" svg:x="11.368cm" svg:y="7.959cm" svg:viewBox="0 0 225 183" svg:d="M55 28c-53 36-71 95-40 130 31 34 100 33 154-3s72-95 40-130c-31-34-100-33-154 3z">
          <text:p/>
        </draw:path>
        <draw:path draw:style-name="gr15" draw:text-style-name="P5" draw:layer="layout" svg:width="0.224cm" svg:height="0.181cm" svg:x="12.148cm" svg:y="9.845cm" svg:viewBox="0 0 225 182" svg:d="M56 29c-54 36-72 94-40 129 31 34 100 33 153-3s73-94 40-129c-32-35-100-34-153 3z">
          <text:p/>
        </draw:path>
        <draw:path draw:style-name="gr15" draw:text-style-name="P5" draw:layer="layout" svg:width="0.224cm" svg:height="0.182cm" svg:x="12.162cm" svg:y="9.227cm" svg:viewBox="0 0 225 183" svg:d="M56 28c-53 36-72 95-40 130 31 34 100 33 153-3 55-36 73-95 40-130-31-34-100-33-153 3z">
          <text:p/>
        </draw:path>
        <draw:path draw:style-name="gr15" draw:text-style-name="P5" draw:layer="layout" svg:width="0.224cm" svg:height="0.182cm" svg:x="12.148cm" svg:y="8.135cm" svg:viewBox="0 0 225 183" svg:d="M56 28c-54 36-72 95-40 130 31 35 100 33 153-3 54-36 73-95 40-129-31-35-100-34-153 2z">
          <text:p/>
        </draw:path>
        <draw:path draw:style-name="gr15" draw:text-style-name="P5" draw:layer="layout" svg:width="0.135cm" svg:height="0.553cm" svg:x="11.922cm" svg:y="7.95cm" svg:viewBox="0 0 136 554" svg:d="M23 367v-144l87-31v142zM23 0h-23l4 427 106-37v164h26l-7-425-106 38z">
          <text:p/>
        </draw:path>
        <draw:path draw:style-name="gr15" draw:text-style-name="P5" draw:layer="layout" svg:width="0.223cm" svg:height="0.182cm" svg:x="12.942cm" svg:y="9.315cm" svg:viewBox="0 0 224 183" svg:d="M54 28c-52 36-70 94-39 129 31 36 101 34 154-3 53-36 71-94 39-128-31-36-99-35-154 2z">
          <text:p/>
        </draw:path>
        <draw:path draw:style-name="gr15" draw:text-style-name="P5" draw:layer="layout" svg:width="0.223cm" svg:height="0.182cm" svg:x="12.942cm" svg:y="8.047cm" svg:viewBox="0 0 224 183" svg:d="M54 28c-52 37-70 94-39 129 31 36 101 34 154-3 53-36 71-94 39-128-31-36-99-35-154 2z">
          <text:p/>
        </draw:path>
        <draw:path draw:style-name="gr15" draw:text-style-name="P5" draw:layer="layout" svg:width="0.195cm" svg:height="0.563cm" svg:x="13.149cm" svg:y="7.518cm" svg:viewBox="0 0 196 564" svg:d="M0 0v211l7 2c69 15 118 45 151 110 21 40 25 124 9 204l-7 33 16 4 8-30c16-64 19-147-8-212-28-71-90-120-129-169-27-35-27-82-27-137v-16z">
          <text:p/>
        </draw:path>
        <draw:path draw:style-name="gr15" draw:text-style-name="P5" draw:layer="layout" svg:width="0.224cm" svg:height="0.182cm" svg:x="13.707cm" svg:y="10.197cm" svg:viewBox="0 0 225 183" svg:d="M56 28c-54 37-72 95-40 130 31 35 100 33 153-3 54-36 73-94 40-129-31-35-99-34-153 2z">
          <text:p/>
        </draw:path>
        <draw:path draw:style-name="gr15" draw:text-style-name="P5" draw:layer="layout" svg:width="0.224cm" svg:height="0.182cm" svg:x="13.707cm" svg:y="9.404cm" svg:viewBox="0 0 225 183" svg:d="M56 28c-54 36-72 95-40 130 31 34 100 32 153-3 54-36 73-95 40-130-31-34-99-34-153 3z">
          <text:p/>
        </draw:path>
        <draw:path draw:style-name="gr15" draw:text-style-name="P5" draw:layer="layout" svg:width="0.224cm" svg:height="0.182cm" svg:x="13.707cm" svg:y="8.048cm" svg:viewBox="0 0 225 183" svg:d="M56 29c-54 36-72 94-40 128 31 36 100 34 153-2 54-36 73-94 40-129-31-36-99-35-153 3z">
          <text:p/>
        </draw:path>
        <draw:path draw:style-name="gr15" draw:text-style-name="P5" draw:layer="layout" svg:width="0.224cm" svg:height="0.182cm" svg:x="14.799cm" svg:y="10.198cm" svg:viewBox="0 0 225 183" svg:d="M56 28c-54 37-72 95-41 130 32 34 101 33 154-3s72-94 40-130c-32-34-100-33-153 3z">
          <text:p/>
        </draw:path>
        <draw:path draw:style-name="gr15" draw:text-style-name="P5" draw:layer="layout" svg:width="0.224cm" svg:height="0.182cm" svg:x="14.799cm" svg:y="9.405cm" svg:viewBox="0 0 225 183" svg:d="M56 29c-54 36-72 95-41 129 32 35 101 33 154-2 53-36 72-95 40-130s-100-34-153 3z">
          <text:p/>
        </draw:path>
        <draw:path draw:style-name="gr15" draw:text-style-name="P5" draw:layer="layout" svg:width="0.224cm" svg:height="0.182cm" svg:x="14.799cm" svg:y="8.313cm" svg:viewBox="0 0 225 183" svg:d="M56 28c-54 36-72 95-41 130 32 34 101 33 154-3s72-95 40-130c-32-34-100-33-153 3z">
          <text:p/>
        </draw:path>
        <draw:path draw:style-name="gr15" draw:text-style-name="P5" draw:layer="layout" svg:width="0.224cm" svg:height="0.182cm" svg:x="14.799cm" svg:y="8.049cm" svg:viewBox="0 0 225 183" svg:d="M56 29c-54 36-72 94-41 128 32 36 101 34 154-2 53-37 72-94 40-129-32-36-100-35-153 3z">
          <text:p/>
        </draw:path>
        <draw:path draw:style-name="gr15" draw:text-style-name="P5" draw:layer="layout" svg:width="0.459cm" svg:height="0.284cm" svg:x="14.688cm" svg:y="10.932cm" svg:viewBox="0 0 460 285" svg:d="M460 10h-18c0 31-7 50-19 78-31 73-104 120-193 120s-159-39-194-120c-14-31-19-66-19-78h-17v30c0 3 1 24 4 39 21 116 105 206 226 206 118 0 205-90 225-206 3-15 5-34 5-39zM230 84c23 0 41-19 41-43 0-22-19-41-41-41-23 0-43 19-43 41 0 24 19 43 43 43z">
          <text:p/>
        </draw:path>
        <draw:path draw:style-name="gr15" draw:text-style-name="P5" draw:layer="layout" svg:width="0.459cm" svg:height="0.284cm" svg:x="14.688cm" svg:y="7.122cm" svg:viewBox="0 0 460 285" svg:d="M442 274h18v-29c0-5-2-24-5-39-20-118-107-206-225-206-121 0-205 88-226 206-3 15-4 36-4 39v29h17c0-11 5-46 19-77 35-82 105-122 194-122s162 49 193 122c12 28 19 46 19 77zM272 243c0-23-19-42-42-42-24 0-44 19-44 42 0 24 20 42 44 42 23 0 42-18 42-42z">
          <text:p/>
        </draw:path>
        <draw:path draw:style-name="gr15" draw:text-style-name="P5" draw:layer="layout" svg:width="0.184cm" svg:height="1.346cm" svg:x="2.933cm" svg:y="8.854cm" svg:viewBox="0 0 185 1347" svg:d="M53 0h-47l6 9c32 34 65 73 82 129 10 32 16 53 16 88 0 26-3 41-4 66-8 56-18 91-32 145-15 59-39 109-50 152-17 70-24 109-24 179 0 38 4 61 7 97 6 53 19 85 29 140 8 34 23 83 40 134 21 66 51 140 67 167 11 18 23 45 40 41 9-2-15-44-24-70-14-40-25-66-35-107-15-59-29-102-38-165-9-72-12-125-12-189 0-18 3-33 5-51 3-34 7-56 15-90 6-28 9-19 25-76 12-47 23-72 32-119 14-69 24-110 24-179 0-76-13-125-47-191-21-43-61-95-72-101z">
          <text:p/>
        </draw:path>
        <draw:path draw:style-name="gr15" draw:text-style-name="P5" draw:layer="layout" svg:width="0.184cm" svg:height="1.346cm" svg:x="2.933cm" svg:y="7.52cm" svg:viewBox="0 0 185 1347" svg:d="M53 1347h-47l6-9c32-33 65-72 82-130 10-31 16-53 16-88 0-25-3-41-4-65-8-56-18-91-32-145-15-60-39-110-50-152-17-70-24-109-24-179 0-38 4-61 7-97 6-53 19-85 29-140 8-35 23-83 40-135 21-65 51-138 67-165 11-18 23-46 40-41 9 1-15 44-24 70-14 39-25 65-35 106-15 59-29 102-38 165-9 72-12 125-12 188 0 19 3 34 5 52 3 33 7 56 15 89 6 29 9 20 25 76 12 47 23 73 32 120 14 68 24 109 24 179 0 76-13 124-47 192-21 43-61 94-72 100z">
          <text:p/>
        </draw:path>
        <draw:path draw:style-name="gr15" draw:text-style-name="P5" draw:layer="layout" svg:width="0.143cm" svg:height="0.195cm" svg:x="3.233cm" svg:y="11.508cm" svg:viewBox="0 0 144 196" svg:d="M128 196c6 0 16-4 16-15 0-9-8-16-16-16-9 0-16 7-16 16 0 11 10 15 16 15zM128 94c6 0 16-5 16-15 0-9-8-16-16-16-9 0-16 7-16 16 0 11 10 15 16 15zM82 65h-35v-32c0-11 1-25 17-25 13 0 14 21 26 21 6 0 12-4 12-12 0-10-12-17-28-17-51 0-51 50-51 65h-23v9h23v90c0 22-4 24-23 25v4h73v-4c-26-1-26-8-26-25v-90h35z">
          <text:p/>
        </draw:path>
        <draw:frame draw:style-name="gr23" draw:text-style-name="P2" draw:layer="layout" svg:width="6.178cm" svg:height="0.48cm" svg:x="4.644cm" svg:y="5.934cm">
          <draw:text-box>
            <text:p text:style-name="P1"><text:span text:style-name="T2"><text:s text:c="2"/></text:span><text:span text:style-name="T2">Bach, “Freuet euch, ihr Christen alle”</text:span></text:p>
          </draw:text-box>
        </draw:frame>
        <draw:path draw:style-name="gr24" draw:text-style-name="P3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25" draw:text-style-name="P3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24" draw:text-style-name="P3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24" draw:text-style-name="P3" draw:layer="layout" svg:x1="10.553cm" svg:y1="-0.998cm" svg:x2="10.976cm" svg:y2="-0.998cm">
          <text:p/>
        </draw:line>
        <draw:line draw:style-name="gr24" draw:text-style-name="P3" draw:layer="layout" svg:x1="10.764cm" svg:y1="-1.21cm" svg:x2="10.764cm" svg:y2="-0.787cm">
          <text:p/>
        </draw:line>
        <draw:path draw:style-name="gr24" draw:text-style-name="P3" draw:layer="layout" svg:width="0.211cm" svg:height="0.211cm" svg:x="10.659cm" svg:y="-1.104cm" svg:viewBox="0 0 212 212" svg:d="M212 106c0 59-48 106-107 106-58 0-105-47-105-106s47-106 105-106c59 0 107 47 107 106z">
          <text:p/>
        </draw:path>
        <draw:path draw:style-name="gr25" draw:text-style-name="P3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25" draw:text-style-name="P3" draw:layer="layout" svg:x1="10.553cm" svg:y1="-0.998cm" svg:x2="10.976cm" svg:y2="-0.998cm">
          <text:p/>
        </draw:line>
        <draw:line draw:style-name="gr25" draw:text-style-name="P3" draw:layer="layout" svg:x1="10.764cm" svg:y1="-1.21cm" svg:x2="10.764cm" svg:y2="-0.787cm">
          <text:p/>
        </draw:line>
        <draw:path draw:style-name="gr26" draw:text-style-name="P7" draw:layer="layout" svg:width="0.211cm" svg:height="0.211cm" svg:x="10.659cm" svg:y="-1.104cm" svg:viewBox="0 0 212 212" svg:d="M212 106c0 59-48 106-107 106-58 0-105-47-105-106s47-106 105-106c59 0 107 47 107 106z">
          <text:p/>
        </draw:path>
        <draw:line draw:style-name="gr27" draw:text-style-name="P3" draw:layer="layout" svg:x1="10.659cm" svg:y1="-0.998cm" svg:x2="10.87cm" svg:y2="-0.998cm">
          <text:p/>
        </draw:line>
        <draw:line draw:style-name="gr27" draw:text-style-name="P3" draw:layer="layout" svg:x1="10.764cm" svg:y1="-1.104cm" svg:x2="10.764cm" svg:y2="-0.893cm">
          <text:p/>
        </draw:line>
        <draw:path draw:style-name="gr24" draw:text-style-name="P3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24" draw:text-style-name="P3" draw:layer="layout" svg:x1="10.553cm" svg:y1="28.635cm" svg:x2="10.976cm" svg:y2="28.635cm">
          <text:p/>
        </draw:line>
        <draw:line draw:style-name="gr24" draw:text-style-name="P3" draw:layer="layout" svg:x1="10.764cm" svg:y1="28.423cm" svg:x2="10.764cm" svg:y2="28.847cm">
          <text:p/>
        </draw:line>
        <draw:path draw:style-name="gr24" draw:text-style-name="P3" draw:layer="layout" svg:width="0.211cm" svg:height="0.212cm" svg:x="10.659cm" svg:y="28.529cm" svg:viewBox="0 0 212 213" svg:d="M212 107c0 58-48 106-107 106-58 0-105-48-105-106 0-60 47-107 105-107 59 0 107 47 107 107z">
          <text:p/>
        </draw:path>
        <draw:path draw:style-name="gr25" draw:text-style-name="P3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25" draw:text-style-name="P3" draw:layer="layout" svg:x1="10.553cm" svg:y1="28.635cm" svg:x2="10.976cm" svg:y2="28.635cm">
          <text:p/>
        </draw:line>
        <draw:line draw:style-name="gr25" draw:text-style-name="P3" draw:layer="layout" svg:x1="10.764cm" svg:y1="28.423cm" svg:x2="10.764cm" svg:y2="28.847cm">
          <text:p/>
        </draw:line>
        <draw:path draw:style-name="gr26" draw:text-style-name="P7" draw:layer="layout" svg:width="0.211cm" svg:height="0.212cm" svg:x="10.659cm" svg:y="28.529cm" svg:viewBox="0 0 212 213" svg:d="M212 107c0 58-48 106-107 106-58 0-105-48-105-106 0-60 47-107 105-107 59 0 107 47 107 107z">
          <text:p/>
        </draw:path>
        <draw:line draw:style-name="gr27" draw:text-style-name="P3" draw:layer="layout" svg:x1="10.659cm" svg:y1="28.635cm" svg:x2="10.87cm" svg:y2="28.635cm">
          <text:p/>
        </draw:line>
        <draw:line draw:style-name="gr27" draw:text-style-name="P3" draw:layer="layout" svg:x1="10.764cm" svg:y1="28.529cm" svg:x2="10.764cm" svg:y2="28.741cm">
          <text:p/>
        </draw:line>
        <draw:path draw:style-name="gr24" draw:text-style-name="P3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24" draw:text-style-name="P3" draw:layer="layout" svg:x1="-1.248cm" svg:y1="13.818cm" svg:x2="-0.824cm" svg:y2="13.818cm">
          <text:p/>
        </draw:line>
        <draw:line draw:style-name="gr24" draw:text-style-name="P3" draw:layer="layout" svg:x1="-1.036cm" svg:y1="13.607cm" svg:x2="-1.036cm" svg:y2="14.03cm">
          <text:p/>
        </draw:line>
        <draw:path draw:style-name="gr24" draw:text-style-name="P3" draw:layer="layout" svg:width="0.212cm" svg:height="0.212cm" svg:x="-1.142cm" svg:y="13.712cm" svg:viewBox="0 0 213 213" svg:d="M213 106c0 60-48 107-107 107-58 0-106-47-106-107 0-58 48-106 106-106 59 0 107 48 107 106z">
          <text:p/>
        </draw:path>
        <draw:path draw:style-name="gr25" draw:text-style-name="P3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25" draw:text-style-name="P3" draw:layer="layout" svg:x1="-1.248cm" svg:y1="13.818cm" svg:x2="-0.824cm" svg:y2="13.818cm">
          <text:p/>
        </draw:line>
        <draw:line draw:style-name="gr25" draw:text-style-name="P3" draw:layer="layout" svg:x1="-1.036cm" svg:y1="13.607cm" svg:x2="-1.036cm" svg:y2="14.03cm">
          <text:p/>
        </draw:line>
        <draw:path draw:style-name="gr26" draw:text-style-name="P7" draw:layer="layout" svg:width="0.212cm" svg:height="0.212cm" svg:x="-1.142cm" svg:y="13.712cm" svg:viewBox="0 0 213 213" svg:d="M213 106c0 60-48 107-107 107-58 0-106-47-106-107 0-58 48-106 106-106 59 0 107 48 107 106z">
          <text:p/>
        </draw:path>
        <draw:line draw:style-name="gr27" draw:text-style-name="P3" draw:layer="layout" svg:x1="-1.142cm" svg:y1="13.818cm" svg:x2="-0.93cm" svg:y2="13.818cm">
          <text:p/>
        </draw:line>
        <draw:line draw:style-name="gr27" draw:text-style-name="P3" draw:layer="layout" svg:x1="-1.036cm" svg:y1="13.712cm" svg:x2="-1.036cm" svg:y2="13.924cm">
          <text:p/>
        </draw:line>
        <draw:path draw:style-name="gr24" draw:text-style-name="P3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24" draw:text-style-name="P3" draw:layer="layout" svg:x1="22.353cm" svg:y1="13.818cm" svg:x2="22.777cm" svg:y2="13.818cm">
          <text:p/>
        </draw:line>
        <draw:line draw:style-name="gr24" draw:text-style-name="P3" draw:layer="layout" svg:x1="22.565cm" svg:y1="13.607cm" svg:x2="22.565cm" svg:y2="14.03cm">
          <text:p/>
        </draw:line>
        <draw:path draw:style-name="gr24" draw:text-style-name="P3" draw:layer="layout" svg:width="0.212cm" svg:height="0.212cm" svg:x="22.459cm" svg:y="13.712cm" svg:viewBox="0 0 213 213" svg:d="M213 106c0 60-48 107-106 107-59 0-107-47-107-107 0-58 48-106 107-106 58 0 106 48 106 106z">
          <text:p/>
        </draw:path>
        <draw:path draw:style-name="gr25" draw:text-style-name="P3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25" draw:text-style-name="P3" draw:layer="layout" svg:x1="22.353cm" svg:y1="13.818cm" svg:x2="22.777cm" svg:y2="13.818cm">
          <text:p/>
        </draw:line>
        <draw:line draw:style-name="gr25" draw:text-style-name="P3" draw:layer="layout" svg:x1="22.565cm" svg:y1="13.607cm" svg:x2="22.565cm" svg:y2="14.03cm">
          <text:p/>
        </draw:line>
        <draw:path draw:style-name="gr26" draw:text-style-name="P7" draw:layer="layout" svg:width="0.212cm" svg:height="0.212cm" svg:x="22.459cm" svg:y="13.712cm" svg:viewBox="0 0 213 213" svg:d="M213 106c0 60-48 107-106 107-59 0-107-47-107-107 0-58 48-106 107-106 58 0 106 48 106 106z">
          <text:p/>
        </draw:path>
        <draw:line draw:style-name="gr27" draw:text-style-name="P3" draw:layer="layout" svg:x1="22.459cm" svg:y1="13.818cm" svg:x2="22.671cm" svg:y2="13.818cm">
          <text:p/>
        </draw:line>
        <draw:line draw:style-name="gr27" draw:text-style-name="P3" draw:layer="layout" svg:x1="22.565cm" svg:y1="13.712cm" svg:x2="22.565cm" svg:y2="13.924cm">
          <text:p/>
        </draw:line>
        <draw:polygon draw:style-name="gr28" draw:text-style-name="P3" draw:layer="layout" svg:width="0.092cm" svg:height="0.152cm" svg:x="0.336cm" svg:y="28.536cm" svg:viewBox="0 0 93 153" draw:points="47,83 91,41 66,41 18,89 18,0 0,0 0,153 18,153 18,111 34,97 68,153 93,153">
          <text:p/>
        </draw:polygon>
        <draw:path draw:style-name="gr28" draw:text-style-name="P3" draw:layer="layout" svg:width="0.102cm" svg:height="0.117cm" svg:x="0.436cm" svg:y="28.574cm" svg:viewBox="0 0 103 118" svg:d="M0 59c0 29 16 59 52 59 35 0 51-30 51-59 0-28-16-59-51-59-36 0-52 31-52 59zM19 59c0-14 6-43 33-43s32 29 32 43c0 15-5 43-32 43s-33-28-33-43z">
          <text:p/>
        </draw:path>
        <draw:path draw:style-name="gr28" draw:text-style-name="P3" draw:layer="layout" svg:width="0.091cm" svg:height="0.117cm" svg:x="0.553cm" svg:y="28.574cm" svg:viewBox="0 0 92 118" svg:d="M88 36c0-7-2-36-42-36-23 0-43 11-43 36 0 16 10 23 26 27l22 5c16 5 22 7 22 16 0 13-12 18-25 18-27 0-30-14-30-23h-18c0 14 3 39 48 39 25 0 44-14 44-37 0-15-8-23-31-29l-19-4c-15-4-21-6-21-16 0-14 16-16 23-16 24 0 26 12 26 20z">
          <text:p/>
        </draw:path>
        <draw:path draw:style-name="gr28" draw:text-style-name="P3" draw:layer="layout" svg:width="0.101cm" svg:height="0.153cm" svg:x="0.66cm" svg:y="28.539cm" svg:viewBox="0 0 102 154" svg:d="M96 38c0-17-13-38-46-38-36 0-45 25-45 41 0 14 7 24 20 29-16 6-25 18-25 36 0 8 0 24 15 36 12 10 27 12 36 12 35 0 51-23 51-48 0-11-5-28-25-36 6-4 19-10 19-32zM50 79c17 0 31 9 31 29 0 24-16 29-30 29-26 0-31-18-31-30 0-14 9-28 30-28zM50 63c-13 0-26-9-26-23 0-9 5-23 25-23 22 0 28 13 28 22 0 14-11 24-27 24z">
          <text:p/>
        </draw:path>
        <draw:path draw:style-name="gr28" draw:text-style-name="P3" draw:layer="layout" svg:width="0.102cm" svg:height="0.153cm" svg:x="0.777cm" svg:y="28.539cm" svg:viewBox="0 0 103 154" svg:d="M100 40c-2-31-27-40-45-40-44 0-55 47-55 80 0 19 3 38 12 52 10 17 27 22 38 22 21 0 30-6 39-15 10-11 14-22 14-38 0-35-29-47-48-47-20 0-30 10-35 18 0-16 6-55 35-55 16 0 23 10 26 23zM22 103c0-17 10-32 31-32 23 0 31 18 31 31 0 21-13 35-31 35-21 0-31-17-31-34z">
          <text:p/>
        </draw:path>
        <draw:path draw:style-name="gr28" draw:text-style-name="P3" draw:layer="layout" svg:width="0.103cm" svg:height="0.146cm" svg:x="0.895cm" svg:y="28.542cm" svg:viewBox="0 0 104 147" svg:d="M0 18h83c-30 34-57 88-62 129h21c10-68 47-115 62-130v-17h-104z">
          <text:p/>
        </draw:path>
        <draw:path draw:style-name="gr28" draw:text-style-name="P3" draw:layer="layout" svg:width="0.101cm" svg:height="0.153cm" svg:x="1.013cm" svg:y="28.539cm" svg:viewBox="0 0 102 154" svg:d="M99 40c-2-31-26-40-43-40-46 0-56 47-56 80 0 19 2 38 11 52 11 17 27 22 39 22 21 0 30-6 38-15 10-11 14-22 14-38 0-35-28-47-46-47-22 0-32 10-37 18 0-16 6-55 36-55 16 0 24 10 26 23zM22 103c0-17 9-32 31-32 23 0 30 18 30 31 0 21-11 35-29 35-23 0-32-17-32-34z">
          <text:p/>
        </draw:path>
        <draw:path draw:style-name="gr28" draw:text-style-name="P3" draw:layer="layout" svg:width="0.102cm" svg:height="0.153cm" svg:x="1.13cm" svg:y="28.539cm" svg:viewBox="0 0 103 154" svg:d="M83 76c0 39-9 61-31 61s-32-22-32-61c0-37 10-59 32-59s31 22 31 59zM103 76c0-30-8-76-51-76-44 0-52 46-52 76 0 31 8 78 52 78 43 0 51-47 51-78z">
          <text:p/>
        </draw:path>
        <draw:polygon draw:style-name="gr28" draw:text-style-name="P3" draw:layer="layout" svg:width="0.118cm" svg:height="0.01cm" svg:x="1.24cm" svg:y="28.704cm" svg:viewBox="0 0 119 11" draw:points="0,0 0,11 119,11 119,0">
          <text:p/>
        </draw:polygon>
        <draw:path draw:style-name="gr28" draw:text-style-name="P3" draw:layer="layout" svg:width="0.095cm" svg:height="0.117cm" svg:x="1.364cm" svg:y="28.574cm" svg:viewBox="0 0 96 118" svg:d="M96 41c-2-20-14-41-43-41-36 0-53 27-53 63 0 32 19 55 50 55 32 0 44-25 46-42h-19c-3 17-14 26-27 26-25 0-30-24-30-43s7-42 30-42c16 0 24 9 27 24z">
          <text:p/>
        </draw:path>
        <draw:path draw:style-name="gr28" draw:text-style-name="P3" draw:layer="layout" svg:width="0.091cm" svg:height="0.152cm" svg:x="1.477cm" svg:y="28.536cm" svg:viewBox="0 0 92 153" svg:d="M92 76c0-31-22-38-39-38-18 0-27 11-33 18v-56h-20v153h20v-60c0-29 16-38 31-38 18 0 22 9 22 25v73h19z">
          <text:p/>
        </draw:path>
        <draw:path draw:style-name="gr28" draw:text-style-name="P3" draw:layer="layout" svg:width="0.054cm" svg:height="0.149cm" svg:x="1.603cm" svg:y="28.539cm" svg:viewBox="0 0 55 150" svg:d="M55 0h-15c-6 24-16 27-40 28v15h34v107h21z">
          <text:p/>
        </draw:path>
        <draw:path draw:style-name="gr28" draw:text-style-name="P3" draw:layer="layout" svg:width="0.102cm" svg:height="0.153cm" svg:x="1.707cm" svg:y="28.539cm" svg:viewBox="0 0 103 154" svg:d="M99 40c-1-31-26-40-44-40-44 0-55 47-55 80 0 19 3 38 11 52 11 17 27 22 39 22 22 0 31-6 38-15 11-11 15-22 15-38 0-35-29-47-48-47-20 0-31 10-35 18h-1c0-16 6-55 36-55 17 0 24 10 26 23zM22 103c0-17 10-32 30-32 24 0 31 18 31 31 0 21-11 35-30 35-22 0-31-17-31-34z">
          <text:p/>
        </draw:path>
        <draw:polygon draw:style-name="gr28" draw:text-style-name="P3" draw:layer="layout" svg:width="0.117cm" svg:height="0.01cm" svg:x="1.817cm" svg:y="28.704cm" svg:viewBox="0 0 118 11" draw:points="0,0 0,11 118,11 118,0">
          <text:p/>
        </draw:polygon>
        <draw:path draw:style-name="gr28" draw:text-style-name="P3" draw:layer="layout" svg:width="0.054cm" svg:height="0.149cm" svg:x="1.956cm" svg:y="28.539cm" svg:viewBox="0 0 55 150" svg:d="M55 0h-14c-6 24-16 27-41 28v15h35v107h20z">
          <text:p/>
        </draw:path>
        <draw:path draw:style-name="gr28" draw:text-style-name="P3" draw:layer="layout" svg:width="0.104cm" svg:height="0.153cm" svg:x="2.059cm" svg:y="28.539cm" svg:viewBox="0 0 105 154" svg:d="M40 80c3 0 6 0 9 0 14 0 36 2 36 27 0 19-14 30-34 30-28 0-31-19-32-34h-19c1 18 6 36 22 44 8 4 17 7 28 7 39 0 55-24 55-49 0-20-11-30-25-35 8-3 19-12 19-31 0-22-17-39-47-39-39 0-48 27-48 49h18c1-11 3-32 29-32 23 0 29 14 29 23 0 19-14 25-30 25-3 0-6-1-10-1z">
          <text:p/>
        </draw:path>
        <draw:path draw:style-name="gr28" draw:text-style-name="P3" draw:layer="layout" svg:width="0.103cm" svg:height="0.153cm" svg:x="2.177cm" svg:y="28.539cm" svg:viewBox="0 0 104 154" svg:d="M41 80c3 0 6 0 9 0 12 0 34 2 34 27 0 19-13 30-32 30-29 0-32-19-33-34h-19c1 18 6 36 22 44 7 4 18 7 29 7 38 0 53-24 53-49 0-20-10-30-25-35 8-3 19-12 19-31 0-22-17-39-45-39-41 0-50 27-50 49h19c1-11 2-32 30-32 22 0 27 14 27 23 0 19-14 25-28 25-3 0-7-1-10-1z">
          <text:p/>
        </draw:path>
        <draw:polygon draw:style-name="gr28" draw:text-style-name="P3" draw:layer="layout" svg:width="0.052cm" svg:height="0.019cm" svg:x="2.297cm" svg:y="28.62cm" svg:viewBox="0 0 53 20" draw:points="53,0 0,0 0,20 53,20">
          <text:p/>
        </draw:polygon>
        <draw:path draw:style-name="gr28" draw:text-style-name="P3" draw:layer="layout" svg:width="0.055cm" svg:height="0.149cm" svg:x="2.379cm" svg:y="28.539cm" svg:viewBox="0 0 56 150" svg:d="M56 0h-15c-6 24-16 27-41 28v15h36v107h20z">
          <text:p/>
        </draw:path>
        <draw:path draw:style-name="gr28" draw:text-style-name="P3" draw:layer="layout" svg:width="0.105cm" svg:height="0.149cm" svg:x="2.481cm" svg:y="28.539cm" svg:viewBox="0 0 106 150" svg:d="M106 114v-17h-23v-97h-15l-68 94v20h65v36h18v-36zM64 29h1v68h-48z">
          <text:p/>
        </draw:path>
        <draw:path draw:style-name="gr28" draw:text-style-name="P3" draw:layer="layout" svg:width="0.102cm" svg:height="0.153cm" svg:x="2.601cm" svg:y="28.539cm" svg:viewBox="0 0 103 154" svg:d="M100 40c-2-31-28-40-45-40-44 0-55 47-55 80 0 19 3 38 12 52 10 17 27 22 38 22 21 0 31-6 39-15 10-11 14-22 14-38 0-35-29-47-48-47-20 0-30 10-35 18 0-16 6-55 35-55 16 0 24 10 27 23zM22 103c0-17 10-32 31-32 24 0 31 18 31 31 0 21-13 35-31 35-21 0-31-17-31-34z">
          <text:p/>
        </draw:path>
        <draw:polygon draw:style-name="gr28" draw:text-style-name="P3" draw:layer="layout" svg:width="0.022cm" svg:height="0.023cm" svg:x="2.729cm" svg:y="28.665cm" svg:viewBox="0 0 23 24" draw:points="23,0 0,0 0,24 23,24">
          <text:p/>
        </draw:polygon>
        <draw:path draw:style-name="gr28" draw:text-style-name="P3" draw:layer="layout" svg:width="0.019cm" svg:height="0.152cm" svg:x="2.784cm" svg:y="28.536cm" svg:viewBox="0 0 20 153" svg:d="M20 41h-20v112h20zM20 21v-21h-20v21z">
          <text:p/>
        </draw:path>
        <draw:path draw:style-name="gr28" draw:text-style-name="P3" draw:layer="layout" svg:width="0.09cm" svg:height="0.114cm" svg:x="2.831cm" svg:y="28.574cm" svg:viewBox="0 0 91 115" svg:d="M91 38c0-31-22-38-39-38-19 0-29 13-33 19h-1v-16h-18v112h19v-61c0-31 19-37 29-37 19 0 24 9 24 29v69h19z">
          <text:p/>
        </draw:path>
        <draw:path draw:style-name="gr28" draw:text-style-name="P3" draw:layer="layout" svg:width="0.098cm" svg:height="0.155cm" svg:x="2.942cm" svg:y="28.536cm" svg:viewBox="0 0 99 156" svg:d="M99 0h-19v57c-4-7-13-19-34-19-29 0-46 25-46 56 0 27 11 62 50 62 10 0 23-3 31-18h1v15h17zM19 97c0-14 2-42 31-42 27 0 30 30 30 48 0 29-18 37-30 37-21 0-31-18-31-43z">
          <text:p/>
        </draw:path>
        <draw:path draw:style-name="gr28" draw:text-style-name="P3" draw:layer="layout" svg:width="0.098cm" svg:height="0.155cm" svg:x="3.06cm" svg:y="28.536cm" svg:viewBox="0 0 99 156" svg:d="M99 0h-19v57c-5-7-13-19-33-19-31 0-47 25-47 56 0 27 11 62 49 62 11 0 24-3 32-18v15h18zM19 97c0-14 1-42 31-42 27 0 30 30 30 48 0 29-18 37-30 37-21 0-31-18-31-43z">
          <text:p/>
        </draw:path>
        <draw:path draw:style-name="gr28" draw:text-style-name="P3" draw:layer="layout" svg:width="0.054cm" svg:height="0.149cm" svg:x="3.368cm" svg:y="28.539cm" svg:viewBox="0 0 55 150" svg:d="M55 0h-14c-6 24-16 27-41 28v15h35v107h20z">
          <text:p/>
        </draw:path>
        <draw:path draw:style-name="gr28" draw:text-style-name="P3" draw:layer="layout" svg:width="0.104cm" svg:height="0.153cm" svg:x="3.471cm" svg:y="28.539cm" svg:viewBox="0 0 105 154" svg:d="M40 80c3 0 6 0 9 0 13 0 36 2 36 27 0 19-15 30-34 30-27 0-31-19-32-34h-19c2 18 6 36 22 44 8 4 17 7 28 7 39 0 55-24 55-49 0-20-11-30-26-35 9-3 20-12 20-31 0-22-18-39-47-39-39 0-48 27-48 49h18c1-11 3-32 29-32 22 0 28 14 28 23 0 19-14 25-29 25-3 0-6-1-10-1z">
          <text:p/>
        </draw:path>
        <draw:path draw:style-name="gr28" draw:text-style-name="P3" draw:layer="layout" svg:width="0.103cm" svg:height="0.15cm" svg:x="3.588cm" svg:y="28.542cm" svg:viewBox="0 0 104 151" svg:d="M31 18h64v-18h-78l-11 80 16 1c7-9 18-14 29-14 18 0 33 11 33 33 0 18-12 34-32 34-16 0-30-8-32-25h-20c4 34 29 42 50 42 46 0 54-37 54-53 0-31-25-48-49-48-14 0-24 4-30 9z">
          <text:p/>
        </draw:path>
        <draw:path draw:style-name="gr28" draw:text-style-name="P3" draw:layer="layout" svg:width="0.102cm" svg:height="0.153cm" svg:x="19.662cm" svg:y="28.539cm" svg:viewBox="0 0 103 154" svg:d="M83 76c0 39-10 61-32 61-21 0-31-22-31-61 0-37 10-59 31-59 22 0 32 22 32 59zM103 76c0-30-8-76-52-76-42 0-51 46-51 76 0 31 9 78 51 78 44 0 52-47 52-78z">
          <text:p/>
        </draw:path>
        <draw:path draw:style-name="gr28" draw:text-style-name="P3" draw:layer="layout" svg:width="0.1cm" svg:height="0.153cm" svg:x="19.781cm" svg:y="28.539cm" svg:viewBox="0 0 101 154" svg:d="M47 99c14 0 29-6 35-18v1c-4 39-16 56-36 56-16 0-25-9-26-24h-18c0 14 9 40 44 40 52 0 55-69 55-85 0-24-5-69-53-69-31 0-48 24-48 51 0 30 19 48 47 48zM50 82c-13 0-31-3-31-32 0-20 12-33 29-33 23 0 31 15 31 32 0 29-20 33-29 33z">
          <text:p/>
        </draw:path>
        <draw:polygon draw:style-name="gr28" draw:text-style-name="P3" draw:layer="layout" svg:width="0.066cm" svg:height="0.16cm" svg:x="19.886cm" svg:y="28.532cm" svg:viewBox="0 0 67 161" draw:points="67,0 53,0 0,161 15,161">
          <text:p/>
        </draw:polygon>
        <draw:path draw:style-name="gr28" draw:text-style-name="P3" draw:layer="layout" svg:width="0.102cm" svg:height="0.153cm" svg:x="19.957cm" svg:y="28.539cm" svg:viewBox="0 0 103 154" svg:d="M82 76c0 39-10 61-31 61-22 0-32-22-32-61 0-37 10-59 32-59 21 0 31 22 31 59zM103 76c0-30-9-76-52-76s-51 46-51 76c0 31 8 78 51 78s52-47 52-78z">
          <text:p/>
        </draw:path>
        <draw:path draw:style-name="gr28" draw:text-style-name="P3" draw:layer="layout" svg:width="0.054cm" svg:height="0.149cm" svg:x="20.088cm" svg:y="28.539cm" svg:viewBox="0 0 55 150" svg:d="M55 0h-14c-6 24-17 27-41 28v15h35v107h20z">
          <text:p/>
        </draw:path>
        <draw:polygon draw:style-name="gr28" draw:text-style-name="P3" draw:layer="layout" svg:width="0.067cm" svg:height="0.16cm" svg:x="20.18cm" svg:y="28.532cm" svg:viewBox="0 0 68 161" draw:points="68,0 54,0 0,161 15,161">
          <text:p/>
        </draw:polygon>
        <draw:path draw:style-name="gr28" draw:text-style-name="P3" draw:layer="layout" svg:width="0.055cm" svg:height="0.149cm" svg:x="20.264cm" svg:y="28.539cm" svg:viewBox="0 0 56 150" svg:d="M56 0h-15c-6 24-16 27-41 28v15h36v107h20z">
          <text:p/>
        </draw:path>
        <draw:path draw:style-name="gr28" draw:text-style-name="P3" draw:layer="layout" svg:width="0.103cm" svg:height="0.146cm" svg:x="20.368cm" svg:y="28.542cm" svg:viewBox="0 0 104 147" svg:d="M0 18h82c-28 34-55 88-60 129h20c11-68 48-115 62-130v-17h-104z">
          <text:p/>
        </draw:path>
        <draw:path draw:style-name="gr28" draw:text-style-name="P3" draw:layer="layout" svg:width="0.102cm" svg:height="0.15cm" svg:x="20.662cm" svg:y="28.542cm" svg:viewBox="0 0 103 151" svg:d="M30 18h63v-18h-77l-11 80 16 1c7-9 17-14 28-14 18 0 33 11 33 33 0 18-12 34-32 34-16 0-29-8-31-25h-19c3 34 28 42 48 42 46 0 55-37 55-53 0-31-26-48-50-48-14 0-23 4-29 9z">
          <text:p/>
        </draw:path>
        <draw:path draw:style-name="gr28" draw:text-style-name="P3" draw:layer="layout" svg:width="0.022cm" svg:height="0.109cm" svg:x="20.791cm" svg:y="28.579cm" svg:viewBox="0 0 23 110" svg:d="M23 87h-23v23h23zM23 0h-23v22h23z">
          <text:p/>
        </draw:path>
        <draw:path draw:style-name="gr28" draw:text-style-name="P3" draw:layer="layout" svg:width="0.102cm" svg:height="0.153cm" svg:x="20.839cm" svg:y="28.539cm" svg:viewBox="0 0 103 154" svg:d="M83 76c0 39-9 61-31 61-21 0-31-22-31-61 0-37 10-59 31-59 22 0 31 22 31 59zM103 76c0-30-8-76-51-76-44 0-52 46-52 76 0 31 8 78 52 78 43 0 51-47 51-78z">
          <text:p/>
        </draw:path>
        <draw:path draw:style-name="gr28" draw:text-style-name="P3" draw:layer="layout" svg:width="0.102cm" svg:height="0.153cm" svg:x="20.957cm" svg:y="28.539cm" svg:viewBox="0 0 103 154" svg:d="M83 76c0 39-10 61-31 61s-31-22-31-61c0-37 10-59 31-59s31 22 31 59zM103 76c0-30-8-76-51-76s-52 46-52 76c0 31 9 78 52 78s51-47 51-78z">
          <text:p/>
        </draw:path>
        <draw:path draw:style-name="gr28" draw:text-style-name="P3" draw:layer="layout" svg:width="0.113cm" svg:height="0.152cm" svg:x="21.144cm" svg:y="28.536cm" svg:viewBox="0 0 114 153" svg:d="M20 17h43c17 0 30 7 30 26 0 20-12 27-31 27h-42zM20 89h49c33 0 45-25 45-46 0-25-17-43-45-43h-69v153h20z">
          <text:p/>
        </draw:path>
        <draw:path draw:style-name="gr28" draw:text-style-name="P3" draw:layer="layout" svg:width="0.146cm" svg:height="0.152cm" svg:x="21.282cm" svg:y="28.536cm" svg:viewBox="0 0 147 153" svg:d="M147 153v-153h-29l-45 129-43-129h-30v153h20v-91c0-4 0-24 0-38l43 129h20l44-129c0 14 0 34 0 38v91z">
          <text:p/>
        </draw:path>
        <draw:frame draw:style-name="gr29" draw:text-style-name="P8" draw:layer="layout" svg:width="3.401cm" svg:height="0.213cm" svg:x="0.323cm" svg:y="28.534cm">
          <draw:text-box>
            <text:p text:style-name="P1"><text:span text:style-name="T5">kos86760_ch16_133-146.indd <text:s text:c="2"/>135</text:span></text:p>
          </draw:text-box>
        </draw:frame>
        <draw:frame draw:style-name="gr30" draw:text-style-name="P8" draw:layer="layout" svg:width="1.801cm" svg:height="0.213cm" svg:x="19.655cm" svg:y="28.534cm">
          <draw:text-box>
            <text:p text:style-name="P1"><text:span text:style-name="T5">09/01/17 <text:s text:c="2"/>5:00 PM</text:span></text:p>
          </draw:text-box>
        </draw:frame>
        <draw:frame draw:style-name="gr31" draw:text-style-name="P9" draw:layer="layout" svg:width="0.249cm" svg:height="0.48cm" svg:x="5.379cm" svg:y="11.355cm">
          <draw:text-box>
            <text:p text:style-name="P1"><text:span text:style-name="T2">i</text:span></text:p>
          </draw:text-box>
        </draw:frame>
        <draw:frame draw:style-name="gr31" draw:text-style-name="P9" draw:layer="layout" svg:width="0.84cm" svg:height="0.48cm" svg:x="6.189cm" svg:y="11.355cm">
          <draw:text-box>
            <text:p text:style-name="P1"><text:span text:style-name="T2">V</text:span><text:span text:style-name="T6">4</text:span><text:span text:style-name="T7">2</text:span><text:span text:style-name="T8">/iv</text:span></text:p>
          </draw:text-box>
        </draw:frame>
        <draw:frame draw:style-name="gr31" draw:text-style-name="P9" draw:layer="layout" svg:width="0.383cm" svg:height="0.48cm" svg:x="7.475cm" svg:y="11.355cm">
          <draw:text-box>
            <text:p text:style-name="P1"><text:span text:style-name="T2">iv</text:span><text:span text:style-name="T6">6</text:span></text:p>
          </draw:text-box>
        </draw:frame>
        <draw:frame draw:style-name="gr31" draw:text-style-name="P9" draw:layer="layout" svg:width="0.463cm" svg:height="0.48cm" svg:x="8.324cm" svg:y="6.963cm">
          <draw:text-box>
            <text:p text:style-name="P1"><text:span text:style-name="T2">NT</text:span></text:p>
          </draw:text-box>
        </draw:frame>
        <draw:frame draw:style-name="gr31" draw:text-style-name="P9" draw:layer="layout" svg:width="0.319cm" svg:height="0.48cm" svg:x="9.131cm" svg:y="11.355cm">
          <draw:text-box>
            <text:p text:style-name="P1"><text:span text:style-name="T8">i</text:span><text:span text:style-name="T6">6</text:span><text:span text:style-name="T7">4</text:span></text:p>
          </draw:text-box>
        </draw:frame>
        <draw:frame draw:style-name="gr31" draw:text-style-name="P9" draw:layer="layout" svg:width="0.249cm" svg:height="0.48cm" svg:x="5.38cm" svg:y="11.355cm">
          <draw:text-box>
            <text:p text:style-name="P1"><text:span text:style-name="T2">i</text:span></text:p>
          </draw:text-box>
        </draw:frame>
        <draw:frame draw:style-name="gr31" draw:text-style-name="P9" draw:layer="layout" svg:width="0.408cm" svg:height="0.48cm" svg:x="10.572cm" svg:y="11.355cm">
          <draw:text-box>
            <text:p text:style-name="P1"><text:span text:style-name="T2">ii</text:span><text:span text:style-name="T6">6</text:span><text:span text:style-name="T7">5</text:span></text:p>
          </draw:text-box>
        </draw:frame>
        <draw:frame draw:style-name="gr31" draw:text-style-name="P9" draw:layer="layout" svg:width="0.249cm" svg:height="0.48cm" svg:x="11.346cm" svg:y="11.355cm">
          <draw:text-box>
            <text:p text:style-name="P1"><text:span text:style-name="T6">6</text:span></text:p>
          </draw:text-box>
        </draw:frame>
        <draw:frame draw:style-name="gr31" draw:text-style-name="P9" draw:layer="layout" svg:width="0.249cm" svg:height="0.48cm" svg:x="12.079cm" svg:y="11.355cm">
          <draw:text-box>
            <text:p text:style-name="P1"><text:span text:style-name="T2">V</text:span></text:p>
          </draw:text-box>
        </draw:frame>
        <draw:frame draw:style-name="gr31" draw:text-style-name="P9" draw:layer="layout" svg:width="0.662cm" svg:height="0.48cm" svg:x="12.946cm" svg:y="6.963cm">
          <draw:text-box>
            <text:p text:style-name="P1"><text:span text:style-name="T2">Ant.</text:span></text:p>
          </draw:text-box>
        </draw:frame>
        <draw:frame draw:style-name="gr31" draw:text-style-name="P9" draw:layer="layout" svg:width="0.408cm" svg:height="0.48cm" svg:x="13.218cm" svg:y="8.876cm">
          <draw:text-box>
            <text:p text:style-name="P1"><text:span text:style-name="T2">PT</text:span></text:p>
          </draw:text-box>
        </draw:frame>
        <draw:frame draw:style-name="gr31" draw:text-style-name="P9" draw:layer="layout" svg:width="0.249cm" svg:height="0.48cm" svg:x="13.749cm" svg:y="11.355cm">
          <draw:text-box>
            <text:p text:style-name="P1"><text:span text:style-name="T2">i</text:span></text:p>
          </draw:text-box>
        </draw:frame>
        <draw:frame draw:style-name="gr31" draw:text-style-name="P9" draw:layer="layout" svg:width="1.276cm" svg:height="0.48cm" svg:x="8.969cm" svg:y="10.654cm">
          <draw:text-box>
            <text:p text:style-name="P1"><text:span text:style-name="T2">passin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ProximaNova" svg:font-family="ProximaNova" style:font-pitch="variable"/>
    <style:font-face style:name="ProximaNova-RegularIt" svg:font-family="ProximaNova-RegularIt" style:font-pitch="variable"/>
    <style:font-face style:name="ProximaNova-RegularIt1" svg:font-family="ProximaNova-RegularIt"/>
    <style:font-face style:name="ProximaNova1" svg:font-family="ProximaNova"/>
    <style:font-face style:name="STIX" svg:font-family="STIX" style:font-pitch="variable"/>
    <style:font-face style:name="STIX1" svg:font-family="STIX"/>
    <style:font-face style:name="SonataStd" svg:font-family="SonataStd"/>
    <style:font-face style:name="SonataStd1" svg:font-family="SonataStd" style:font-pitch="variable"/>
    <style:font-face style:name="Source Han Sans CN" svg:font-family="'Source Han Sans CN'" style:font-family-generic="system" style:font-pitch="variable"/>
    <style:font-face style:name="Times" svg:font-family="Times" style:font-pitch="variable"/>
    <style:font-face style:name="Times1" svg:font-family="Time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stroke-dash132" draw:style="rect" draw:dots1="1" draw:dots1-length="0.746cm" draw:dots2="1" draw:dots2-length="1.712cm" draw:distance="0.934cm"/>
    <draw:stroke-dash draw:name="stroke-dash137" draw:style="rect" draw:dots1="1" draw:dots1-length="0.746cm" draw:dots2="1" draw:dots2-length="1.71cm" draw:distance="0.934cm"/>
    <draw:stroke-dash draw:name="stroke-dash164" draw:style="rect" draw:dots1="1" draw:dots1-length="0.141cm" draw:distance="0.07cm"/>
    <draw:stroke-dash draw:name="stroke-dash181" draw:style="rect" draw:dots1="1" draw:dots1-length="0.62cm" draw:dots2="1" draw:dots2-length="1.222cm" draw:distance="0.654cm"/>
    <draw:stroke-dash draw:name="stroke-dash192" draw:style="rect" draw:dots1="1" draw:dots1-length="0.91cm" draw:dots2="1" draw:dots2-length="1.837cm" draw:distance="0.956cm"/>
    <draw:stroke-dash draw:name="stroke-dash227" draw:style="rect" draw:dots1="1" draw:dots1-length="0.612cm" draw:dots2="1" draw:dots2-length="1.442cm" draw:distance="0.8cm"/>
    <draw:stroke-dash draw:name="stroke-dash274" draw:style="rect" draw:dots1="1" draw:dots1-length="0.712cm" draw:dots2="1" draw:dots2-length="1.441cm" draw:distance="0.757cm"/>
    <draw:stroke-dash draw:name="stroke-dash279" draw:style="rect" draw:dots1="1" draw:dots1-length="0.615cm" draw:dots2="1" draw:dots2-length="1.451cm" draw:distance="0.804cm"/>
    <draw:stroke-dash draw:name="stroke-dash282" draw:style="rect" draw:dots1="1" draw:dots1-length="0.575cm" draw:dots2="1" draw:dots2-length="1.37cm" draw:distance="0.763cm"/>
    <draw:stroke-dash draw:name="stroke-dash285" draw:style="rect" draw:dots1="1" draw:dots1-length="0.105cm" draw:distance="0.07cm"/>
    <draw:stroke-dash draw:name="stroke-dash288" draw:style="rect" draw:dots1="1" draw:dots1-length="0.116cm" draw:distance="0.223cm"/>
    <draw:stroke-dash draw:name="stroke-dash297" draw:style="rect" draw:dots1="1" draw:dots1-length="0.582cm" draw:dots2="1" draw:dots2-length="1.382cm" draw:distance="0.77cm"/>
    <draw:stroke-dash draw:name="stroke-dash302" draw:style="rect" draw:dots1="1" draw:dots1-length="0.14cm" draw:distance="0.07cm"/>
    <draw:stroke-dash draw:name="stroke-dash305" draw:style="rect" draw:dots1="1" draw:dots1-length="0.46cm" draw:dots2="1" draw:dots2-length="1.141cm" draw:distance="0.649cm"/>
    <draw:stroke-dash draw:name="stroke-dash308" draw:style="rect" draw:dots1="1" draw:dots1-length="0.608cm" draw:dots2="1" draw:dots2-length="1.435cm" draw:distance="0.796cm"/>
    <draw:stroke-dash draw:name="stroke-dash311" draw:style="rect" draw:dots1="1" draw:dots1-length="0.613cm" draw:dots2="1" draw:dots2-length="1.446cm" draw:distance="0.801cm"/>
    <draw:stroke-dash draw:name="stroke-dash316" draw:style="rect" draw:dots1="1" draw:dots1-length="0.051cm" draw:distance="0.051cm"/>
    <draw:stroke-dash draw:name="stroke-dash321" draw:style="rect" draw:dots1="1" draw:dots1-length="0.089cm" draw:distance="0.065cm"/>
    <draw:stroke-dash draw:name="stroke-dash324" draw:style="rect" draw:dots1="1" draw:dots1-length="0.104cm" draw:distance="0.104cm"/>
    <draw:stroke-dash draw:name="stroke-dash327" draw:style="rect" draw:dots1="1" draw:dots1-length="0.105cm" draw:distance="0.105cm"/>
    <draw:stroke-dash draw:name="stroke-dash330" draw:style="rect" draw:dots1="1" draw:dots1-length="0.103cm" draw:distance="0.103cm"/>
    <draw:stroke-dash draw:name="stroke-dash333" draw:style="rect" draw:dots1="1" draw:dots1-length="0.108cm" draw:distance="0.108cm"/>
    <draw:stroke-dash draw:name="stroke-dash338" draw:style="rect" draw:dots1="1" draw:dots1-length="0.185cm" draw:distance="9.482cm"/>
    <draw:stroke-dash draw:name="stroke-dash341" draw:style="rect" draw:dots1="1" draw:dots1-length="0.123cm" draw:distance="0.089cm"/>
    <draw:stroke-dash draw:name="stroke-dash344" draw:style="rect" draw:dots1="1" draw:dots1-length="0.001cm" draw:dots2="1" draw:dots2-length="9.482cm" draw:distance="6.321cm"/>
    <draw:stroke-dash draw:name="stroke-dash349" draw:style="rect" draw:dots1="1" draw:dots1-length="0.063cm" draw:distance="0.063cm"/>
    <draw:stroke-dash draw:name="stroke-dash352" draw:style="rect" draw:dots1="1" draw:dots1-length="0.185cm" draw:distance="4.66cm"/>
    <draw:stroke-dash draw:name="stroke-dash355" draw:style="rect" draw:dots1="1" draw:dots1-length="0.123cm" draw:distance="0.092cm"/>
    <draw:stroke-dash draw:name="stroke-dash358" draw:style="rect" draw:dots1="1" draw:dots1-length="0.001cm" draw:dots2="1" draw:dots2-length="4.66cm" draw:distance="3.106cm"/>
    <draw:stroke-dash draw:name="stroke-dash361" draw:style="rect" draw:dots1="1" draw:dots1-length="0.724cm" draw:dots2="1" draw:dots2-length="1.668cm" draw:distance="0.91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SG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6.5cm" fo:margin-bottom="6cm" fo:margin-left="7.8cm" fo:margin-right="7cm" fo:page-width="21.499cm" fo:page-height="27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9" style:page-layout-name="PM0" draw:style-name="Mdp1"/>
    <style:master-page style:name="master-page37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0.3$Linux_X86_64 LibreOffice_project/30$Build-3</meta:generator>
    <dc:date>2022-03-22T17:25:46.419224918</dc:date>
    <meta:editing-duration>PT10M1S</meta:editing-duration>
    <meta:editing-cycles>2</meta:editing-cycles>
    <meta:document-statistic meta:object-count="200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590096005c006e00340019004200d1008a006900c9002300850085001300ab">
    <SignedInfo>
      <CanonicalizationMethod Algorithm="http://www.w3.org/TR/2001/REC-xml-c14n-20010315"/>
      <SignatureMethod Algorithm="http://www.w3.org/2001/04/xmldsig-more#rsa-sha512"/>
      <Reference URI="META-INF/manifest.xml">
        <Transforms>
          <Transform Algorithm="http://www.w3.org/TR/2001/REC-xml-c14n-20010315"/>
        </Transforms>
        <DigestMethod Algorithm="http://www.w3.org/2001/04/xmlenc#sha512"/>
        <DigestValue>FIquE4wtP9gbdv+l/qrkLI58x1YnzwBLx0VSLMUmappO+IQtO4dUc9qMx4PlKJGd
mpnJjqjDzRbnk3NsB3KXgw==</DigestValue>
      </Reference>
      <Reference URI="meta.xml">
        <Transforms>
          <Transform Algorithm="http://www.w3.org/TR/2001/REC-xml-c14n-20010315"/>
        </Transforms>
        <DigestMethod Algorithm="http://www.w3.org/2001/04/xmlenc#sha512"/>
        <DigestValue>dcSTwnbkBRdvCg1sjwQvLjd/fTpSlc0aM0sn58PcxzSpPnJ7uPsuxBGF3DgLAUeJ
NKKgiIDefuoEBhFzGePCwQ==</DigestValue>
      </Reference>
      <Reference URI="Thumbnails/thumbnail.png">
        <DigestMethod Algorithm="http://www.w3.org/2001/04/xmlenc#sha512"/>
        <DigestValue>dEWzBF9ELkIVOyjJYSG6Ep7uOzLVebpQChnxguyXHfC/7J6jbGhm6CW9HmnEUd5o
iCC6DGy5rRtPlaNp9Rn/zg==</DigestValue>
      </Reference>
      <Reference URI="settings.xml">
        <Transforms>
          <Transform Algorithm="http://www.w3.org/TR/2001/REC-xml-c14n-20010315"/>
        </Transforms>
        <DigestMethod Algorithm="http://www.w3.org/2001/04/xmlenc#sha512"/>
        <DigestValue>9l9t9iI2ulM6cBklt/L4z+EpcFosiKpkFFd1bxXPsX21EdWDyxQpyREptfZ4JvYc
396KGLrkNScUIJya+vKOVQ==</DigestValue>
      </Reference>
      <Reference URI="mimetype">
        <DigestMethod Algorithm="http://www.w3.org/2001/04/xmlenc#sha512"/>
        <DigestValue>xFJNWK0byZowig+CEXhxXerLyzL2yup6Zy5fD4YqU44aBuOGQskUpp44G9k4jhvU
yR04lJ0Kw35YniEVT53TxQ==</DigestValue>
      </Reference>
      <Reference URI="styles.xml">
        <Transforms>
          <Transform Algorithm="http://www.w3.org/TR/2001/REC-xml-c14n-20010315"/>
        </Transforms>
        <DigestMethod Algorithm="http://www.w3.org/2001/04/xmlenc#sha512"/>
        <DigestValue>77avOLu7ayT5W8hsEJX7tdaWtg2AeLT9hy5k8gnboNQkef/gIzm3NKQQZ+tlbmMB
gXLqr6zDQq+oJRMMI7Hsbg==</DigestValue>
      </Reference>
      <Reference URI="content.xml">
        <Transforms>
          <Transform Algorithm="http://www.w3.org/TR/2001/REC-xml-c14n-20010315"/>
        </Transforms>
        <DigestMethod Algorithm="http://www.w3.org/2001/04/xmlenc#sha512"/>
        <DigestValue>/HnW5b+ws+T4lidxT88SanAi9QAEDPuHAp+VaDh18ow4e9Nl9bRCIAqexetw6lRQ
UxC7+lFvU4ECC5LiiwHx1A==</DigestValue>
      </Reference>
      <Reference URI="#ID_00b0008800d0003500f0004e0040009a0089004200d100ba006200b30032006f">
        <DigestMethod Algorithm="http://www.w3.org/2001/04/xmlenc#sha512"/>
        <DigestValue>rMpNOj3ViLd8bsD1vPDl+ZV/b6wxZbYq+XwSPSu2uv03S5wzezcwSjzBl8dM/OeG
xq8TUUe+Jzs0WZFT4SMiHQ==</DigestValue>
      </Reference>
      <Reference URI="#idSignedProperties_ID_00590096005c006e00340019004200d1008a006900c9002300850085001300ab" Type="http://uri.etsi.org/01903#SignedProperties">
        <DigestMethod Algorithm="http://www.w3.org/2001/04/xmlenc#sha512"/>
        <DigestValue>DA68yAtYKmf2JVZiVBcUZ1CnO+cIA9pCBW+tdkGG5FOWaNh/oSA//miSA+jDFuH0
waQbU8L09bSdRuKw1C/tZg==</DigestValue>
      </Reference>
    </SignedInfo>
    <SignatureValue>iQGzBAABCAAdFiEEeroOr0dzJZW8bXBaK+Pgotj5j6UFAmI5liQACgkQK+Pgotj5j6X8zAwAkIFi0CV
GmC5RRHtkZNXFEF8P2u9oh4oPZuCqYkx7g7f4e+zJoWWAfME2INGlFuKMRm9JVLjATJfmEMy0C6lhO2
VA59cPSN+EcXW+mhBcgydPTPEyj1uuOJ2pC+/q9plz5f6IXvwPn/qyv+K8eydvL0xV82QRgsvnISmCp
FpEyo19fwcPHNiiSv7yUJ4fuLmrZBMIJrHq+ghKf7GGz+SbYUjt+BCybbupxk6Cw24jTdsUofA+kDcm
sAz0ulWoMB0omI/bEE9VSpnGdVBil0+MF1w/uaqEzT5kKtXiHBOSj+C9qDHm3drPhl552V/PK/92f+A
gf8TZRL4bJxpwFL8dhUykrPgVdZh7FzFNhQHOok5Fl9HdxB4NiNlOw0H0VtV3tzjAhLTY5iWTvhjWSv
bb/8tcMJFxPXNbJmTtUzHHMRqTmEKjuYsepVGVBCFLDGfZfjmq/svLHqeVORna3VdTyip8irgSxn0TU
bOSvpD6oVHLnX54A4dKfShFAVUd18R9</SignatureValue>
    <KeyInfo>
      <PGPData xmlns:loext="urn:org:documentfoundation:names:experimental:office:xmlns:loext:1.0">
        <PGPKeyID>N0FCQTBFQUY0NzczMjU5NUJDNkQ3MDVBMkJFM0UwQTJEOEY5OEZBNQA=</PGPKeyID>
        <PGPKeyPacket>mQGNBGIB4C0BDACzQ85bBBqHY/qgqNDuX2/ni3MWEfyo5Fz8Ln0qVj11CHAD1Vi8M6zgwht8YG1qlllvo7YsuPsEHoCEguVuew76ePV44IZ9xtRWUVxlL9QwfEKhDe79Tfawpi072mM0TVdiBcUPbXXZWibSbfnorEK5y2b9Q51pHiOqoZjrhDyol4Lcp3kVNX32BI0cbz/uWwS8p1icCix+z88fx8+L9GOUQ4fPIaa0u/i6uYJ2M2drRvRasHqQIOTiy6FJ+UheTkdeHS7eqvWcnfK1SgXYrsmcskswU0mviW4tQp6RaKxFfs1Rh8bVPjMVHzrnkKYF3hfq+AGX1FclIsDNCIomHhDQBnF4kFSowl9w1uWaAbOdjkufPo6gzqox1LvCYPyyEqmF6irk8unsIibPkMsYNCT4PskmqhPDLq2T0zefFTxSzjuKNuSkL7Rqrn4to8qpU98ituS2pcxlSo6Kw5pl0RjW5LlClAzxBaxJz3XV+mx3GvJ8IkIqBkhLs9x8v1EfZG0AEQEAAbQrVHJldm9yIE5pY2hvbHMgPHRuaWNob2xzQHN0dWRlbnQuZGFsYXQub3JnPokB1AQTAQgAPhYhBHq6Dq9HcyWVvG1wWivj4KLY+Y+lBQJiAeAtAhsDBQkDwmcABQsJCAcCBhUKCQgLAgQWAgMBAh4BAheAAAoJECvj4KLY+Y+lIHsL/j763tuZPLidrGXSVerUXEDEq0AJgkAnyA9bb+cI5m4aA+KQMa6/enhL0pvRMuYs9SH6FJi4iqdpkMsMMkhssuyWgdo3OJOZ6xgK3jhIarHCGLVrq9awGHlsa/oW1M/uxPAn8RcnzAANrPFjDuPl97fGdiV0hsBMQi+JYkCTvZUOCgDgv5cNiB8h0SDy5P5A/BzT6LDFQicTWIGsLmzMVycwxT+FUA2JnCFSoDOUhCXSB8TYsvQSGXEBu+tSPoslVKKstIGMuYg6Qo4aab0eQzpBH2pLAhRlMeI8oc3rEVGdD8yI6L144hln9m8kzKdpPKHOu4e4BbtEM5jD/4s9TCU8+bSCW22i60GOI7i3x+YXajLxNsMp96VojQiIjkEE29EdPpmtRE8FiCXTb7Q60g2BDvMB0nXjjWhafhNX76s08cpLMiolE/yGV3tRkMrGXcTokUidUaERcack7a8nPEML8prc1MqLIc5v3SvzaJPal292Mv1hu2TPnfztSwo3hrkBjQRiAeAtAQwAud2UYvov8cXH2khizxXt7UDDbqeJiXn9YcuBHm0a9RGcfwZ8sXk9rj9zrz29Z/bHMqZy66cMtX8RcbsExJwnW+fFIIToBZ92mRbgpGjqcsWuvub/KfI2nI243h2hebAKDtFAXzHi7wzJJS1ldUYEzJSbB0SykDlVMpw8o54iWKmXiyoPmJtxZbjo3MLsL3jCTqGvGV7aFH3WVigw9bDTg6A9iRKRdKXDULixngs2rj8x3kobdB65q/T6S1cGuTgdqu9e8nz5gBj0Vsn1541UIUrMKKgM2nxNQwePblydDKRCZRL5n6Wx2dQzdMd6ZbvcXyes2M8MB+kBDLKe5ADkKXi0Nw4nAYbpYi795VBqr+PDqHrKT39insFaGHwycjreS04sSTe2Q7EGlYpG/e6W+gScqmhgEW9xVsBnw+/VQ5q5HHLrrTiC+FLnE5yLHtcYqZbpCZQmYU4MHxrExQNwK6eNN/KVx+Rx8RxOG+HV1dLCZEW9nQ/ZyEVD0TSSUS2vABEBAAGJAbwEGAEIACYWIQR6ug6vR3MllbxtcFor4+Ci2PmPpQUCYgHgLQIbDAUJA8JnAAAKCRAr4+Ci2PmPpa61C/4uI4335ssgDxiSx9NZ+dhKmaNCANYIRRQC5cCDumQ9T57N0ZeOFi+lpQtdCPF2Bs8EAAhdkRIYU24UhF6VlFUex6lMj/DmPmC49d/opTBZE+8x5JNKFtWsRUIxGYRGAiF9Rq4aWwGBZlpXIeRSVIqOW3ozsJA2wb9dwAyf6nHGm4KCmdDIMACRHIrsHlBoZjbTzexCU1EFXtPcPvXJk/DgsJFmoxPuvpBaKwjWTJsuj5ALFFNaK/YsZm1soSzTHmJ+vfWeFS+WUZ2gk64SXeym0pW6GXa/ord5GKqRJUOLI4NVTNAl++qYCKAeRUMedfPUhKjusc7EbZZhn+WmqRhnnaPCt+4gCOdGHte62JEUInKe82MLpMoXhFrbR6lvfasa9A1aLP7xVEgDaZxkZuf1eBxCAxDejK1tUkU7fp7DyIjFX0VWRZd+Q2TIjwWBNQCGKxoJEVFwAQS0P6GDTNmm9K5ysbR3CSKpaEAB+yXkAcLXKpdtoBB+RvuWeSdfcno=</PGPKeyPacket>
        <loext:PGPOwner>Trevor Nichols &lt;tnichols@student.dalat.org&gt;</loext:PGPOwner>
      </PGPData>
    </KeyInfo>
    <Object>
      <SignatureProperties>
        <SignatureProperty Id="ID_00b0008800d0003500f0004e0040009a0089004200d100ba006200b30032006f" Target="#ID_00590096005c006e00340019004200d1008a006900c9002300850085001300ab">
          <dc:date xmlns:dc="http://purl.org/dc/elements/1.1/">2022-03-22T17:25:55.914584411</dc:date>
        </SignatureProperty>
      </SignatureProperties>
    </Object>
    <Object xmlns:xd="http://uri.etsi.org/01903/v1.3.2#">
      <xd:QualifyingProperties Target="#ID_00590096005c006e00340019004200d1008a006900c9002300850085001300ab">
        <xd:SignedProperties Id="idSignedProperties_ID_00590096005c006e00340019004200d1008a006900c9002300850085001300ab">
          <xd:SignedSignatureProperties>
            <xd:SigningTime>2022-03-22T17:25:55.914584411</xd:SigningTime>
            <xd:SigningCertificate>
              <xd:Cert>
                <xd:CertDigest>
                  <DigestMethod Algorithm="http://www.w3.org/2001/04/xmlenc#sha256"/>
                  <DigestValue>N0FCQTBFQUY0NzczMjU5NUJDNkQ3MDVBMkJFM0UwQTJEOEY5OEZBNQA=</DigestValue>
                </xd:CertDigest>
                <xd:IssuerSerial>
                  <X509IssuerName/>
                  <X509SerialNumber/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_ID_00590096005c006e00340019004200d1008a006900c9002300850085001300ab">
          <xd:UnsignedSignatureProperties>
            <xd:CertificateValues/>
          </xd:UnsignedSignatureProperties>
        </xd:UnsignedProperties>
      </xd:QualifyingProperties>
    </Object>
  </Signature>
</document-signatures>
</file>